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4.B46" style:family="table-cell">
      <style:table-cell-properties fo:padding="0.097cm" fo:border-left="none" fo:border-right="none" fo:border-top="none" fo:border-bottom="0.05pt solid #000000"/>
    </style:style>
    <style:style style:name="Table4.C46" style:family="table-cell">
      <style:table-cell-properties fo:padding="0.097cm" fo:border-left="none" fo:border-right="none" fo:border-top="none" fo:border-bottom="0.05pt solid #000000"/>
    </style:style>
    <style:style style:name="Table4.47" style:family="table-row">
      <style:table-row-properties style:min-row-height="0.526cm"/>
    </style:style>
    <style:style style:name="Table4.B47" style:family="table-cell">
      <style:table-cell-properties fo:padding="0.097cm" fo:border-left="none" fo:border-right="none" fo:border-top="none" fo:border-bottom="0.05pt solid #000000"/>
    </style:style>
    <style:style style:name="Table4.C47"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style:width="14.589cm" fo:margin-left="3cm" fo:margin-right="0cm" fo:break-before="page"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0.B14" style:family="table-cell">
      <style:table-cell-properties fo:padding="0.097cm" fo:border-left="none" fo:border-right="none" fo:border-top="none" fo:border-bottom="0.05pt solid #000000"/>
    </style:style>
    <style:style style:name="Table10.C14"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1.B38" style:family="table-cell">
      <style:table-cell-properties fo:padding="0.097cm" fo:border-left="none" fo:border-right="none" fo:border-top="none" fo:border-bottom="0.05pt solid #000000"/>
    </style:style>
    <style:style style:name="Table11.C38"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5" style:family="table">
      <style:table-properties style:width="14.564cm" fo:margin-left="3.014cm" fo:margin-right="0.011cm" table:align="margins"/>
    </style:style>
    <style:style style:name="Table15.A" style:family="table-column">
      <style:table-column-properties style:column-width="0.441cm" style:rel-column-width="1984*"/>
    </style:style>
    <style:style style:name="Table15.B" style:family="table-column">
      <style:table-column-properties style:column-width="6.251cm" style:rel-column-width="28128*"/>
    </style:style>
    <style:style style:name="Table15.C" style:family="table-column">
      <style:table-column-properties style:column-width="7.872cm" style:rel-column-width="35423*"/>
    </style:style>
    <style:style style:name="Table15.A1" style:family="table-cell">
      <style:table-cell-properties fo:background-color="#000000" fo:padding="0.097cm" fo:border-left="none" fo:border-right="none" fo:border-top="0.05pt solid #000000" fo:border-bottom="0.05pt solid #000000">
        <style:background-image/>
      </style:table-cell-properties>
    </style:style>
    <style:style style:name="Table15.B1" style:family="table-cell">
      <style:table-cell-properties fo:padding="0.097cm" fo:border-left="none" fo:border-right="none" fo:border-top="0.05pt solid #000000" fo:border-bottom="0.05pt solid #000000"/>
    </style:style>
    <style:style style:name="Table15.C1" style:family="table-cell">
      <style:table-cell-properties fo:padding="0.097cm" fo:border-left="none" fo:border-right="none" fo:border-top="0.05pt solid #000000" fo:border-bottom="0.05pt solid #000000"/>
    </style:style>
    <style:style style:name="Table15.A2" style:family="table-cell">
      <style:table-cell-properties fo:background-color="#000000" fo:padding="0.097cm" fo:border-left="none" fo:border-right="none" fo:border-top="none" fo:border-bottom="0.05pt solid #000000">
        <style:background-image/>
      </style:table-cell-properties>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none" fo:border-top="none" fo:border-bottom="0.05pt solid #000000"/>
    </style:style>
    <style:style style:name="Table15.A3" style:family="table-cell">
      <style:table-cell-properties fo:background-color="#000000" fo:padding="0.097cm" fo:border="none">
        <style:background-image/>
      </style:table-cell-properties>
    </style:style>
    <style:style style:name="Table15.B3" style:family="table-cell">
      <style:table-cell-properties fo:padding="0.097cm" fo:border="none"/>
    </style:style>
    <style:style style:name="Table15.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text-properties officeooo:paragraph-rsid="001f3f99"/>
    </style:style>
    <style:style style:name="P18" style:family="paragraph" style:parent-style-name="Standard">
      <style:text-properties officeooo:paragraph-rsid="0020f168"/>
    </style:style>
    <style:style style:name="P19" style:family="paragraph" style:parent-style-name="Standard">
      <style:text-properties officeooo:rsid="001f3f99" officeooo:paragraph-rsid="001f3f99"/>
    </style:style>
    <style:style style:name="P20" style:family="paragraph" style:parent-style-name="Standard">
      <style:text-properties officeooo:rsid="001f3f99" officeooo:paragraph-rsid="002899c9"/>
    </style:style>
    <style:style style:name="P21" style:family="paragraph" style:parent-style-name="Standard">
      <style:text-properties officeooo:rsid="0019c6b0" officeooo:paragraph-rsid="0020f168"/>
    </style:style>
    <style:style style:name="P22" style:family="paragraph" style:parent-style-name="Standard">
      <style:paragraph-properties fo:text-align="center" style:justify-single-word="false"/>
      <style:text-properties officeooo:paragraph-rsid="0029c879"/>
    </style:style>
    <style:style style:name="P23" style:family="paragraph" style:parent-style-name="Standard">
      <style:text-properties officeooo:paragraph-rsid="0029c879"/>
    </style:style>
    <style:style style:name="P2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25"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6" style:family="paragraph" style:parent-style-name="Code">
      <style:text-properties style:font-name="Tahoma2" fo:font-size="11pt" style:font-size-asian="11pt" style:font-size-complex="11pt"/>
    </style:style>
    <style:style style:name="P27"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8"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9" style:family="paragraph" style:parent-style-name="Code">
      <style:text-properties officeooo:rsid="001f3f99"/>
    </style:style>
    <style:style style:name="P30" style:family="paragraph" style:parent-style-name="Code">
      <style:text-properties officeooo:rsid="001f3f99" officeooo:paragraph-rsid="001f3f99"/>
    </style:style>
    <style:style style:name="P31" style:family="paragraph" style:parent-style-name="Code">
      <style:text-properties officeooo:rsid="001f3f99" officeooo:paragraph-rsid="002cad4a"/>
    </style:style>
    <style:style style:name="P32" style:family="paragraph" style:parent-style-name="Code">
      <style:text-properties officeooo:paragraph-rsid="002570de"/>
    </style:style>
    <style:style style:name="P33" style:family="paragraph" style:parent-style-name="Code">
      <style:paragraph-properties>
        <style:tab-stops/>
      </style:paragraph-properties>
      <style:text-properties officeooo:paragraph-rsid="002570de"/>
    </style:style>
    <style:style style:name="P34" style:family="paragraph" style:parent-style-name="Code">
      <style:paragraph-properties fo:margin-left="0.365cm" fo:margin-right="-0.009cm" fo:text-indent="0cm" style:auto-text-indent="false">
        <style:tab-stops>
          <style:tab-stop style:position="0.769cm"/>
        </style:tab-stops>
      </style:paragraph-properties>
    </style:style>
    <style:style style:name="P35" style:family="paragraph" style:parent-style-name="List">
      <style:paragraph-properties fo:margin-left="2.32cm" fo:margin-right="0cm" fo:text-indent="0cm" style:auto-text-indent="false"/>
    </style:style>
    <style:style style:name="P36" style:family="paragraph" style:parent-style-name="List">
      <style:paragraph-properties fo:margin-left="2.351cm" fo:margin-right="0cm" fo:text-indent="0cm" style:auto-text-indent="false"/>
    </style:style>
    <style:style style:name="P37" style:family="paragraph" style:parent-style-name="Table_20_Contents">
      <style:text-properties fo:font-size="10pt" style:letter-kerning="false"/>
    </style:style>
    <style:style style:name="P38" style:family="paragraph" style:parent-style-name="Table_20_Contents">
      <style:paragraph-properties fo:text-align="end" style:justify-single-word="false"/>
      <style:text-properties fo:font-size="10pt" style:letter-kerning="false"/>
    </style:style>
    <style:style style:name="P39" style:family="paragraph" style:parent-style-name="Table_20_Contents">
      <style:paragraph-properties fo:keep-together="always"/>
      <style:text-properties fo:font-size="10pt" style:letter-kerning="false"/>
    </style:style>
    <style:style style:name="P40" style:family="paragraph" style:parent-style-name="Table_20_Contents">
      <style:paragraph-properties fo:text-align="center" style:justify-single-word="false"/>
      <style:text-properties fo:color="#ffffff"/>
    </style:style>
    <style:style style:name="P41" style:family="paragraph" style:parent-style-name="Table_20_Contents">
      <style:paragraph-properties fo:text-align="center" style:justify-single-word="false"/>
      <style:text-properties fo:color="#ffffff" officeooo:paragraph-rsid="002899c9"/>
    </style:style>
    <style:style style:name="P42" style:family="paragraph" style:parent-style-name="Table_20_Contents">
      <style:paragraph-properties fo:text-align="center" style:justify-single-word="false"/>
      <style:text-properties fo:color="#ffffff" fo:font-size="10pt" style:letter-kerning="false"/>
    </style:style>
    <style:style style:name="P43" style:family="paragraph" style:parent-style-name="Table_20_Contents">
      <style:paragraph-properties fo:text-align="center" style:justify-single-word="false"/>
      <style:text-properties fo:color="#ffffff" style:text-line-through-style="none"/>
    </style:style>
    <style:style style:name="P44" style:family="paragraph" style:parent-style-name="Table_20_Contents">
      <style:paragraph-properties fo:text-align="center" style:justify-single-word="false"/>
      <style:text-properties fo:color="#ffffff" officeooo:rsid="0023d818" officeooo:paragraph-rsid="0023d818"/>
    </style:style>
    <style:style style:name="P45" style:family="paragraph" style:parent-style-name="Table_20_Contents">
      <style:text-properties style:font-name="Monaco1" fo:font-size="9pt" style:font-size-asian="9pt" style:font-size-complex="9pt"/>
    </style:style>
    <style:style style:name="P4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4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8" style:family="paragraph" style:parent-style-name="Table_20_Contents">
      <style:paragraph-properties fo:text-align="end"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text-properties style:text-line-through-style="none"/>
    </style:style>
    <style:style style:name="P51" style:family="paragraph" style:parent-style-name="Table_20_Contents">
      <style:text-properties fo:font-size="9.5pt" style:font-size-asian="9.5pt" style:font-size-complex="9.5pt"/>
    </style:style>
    <style:style style:name="P52" style:family="paragraph" style:parent-style-name="Table_20_Contents">
      <style:paragraph-properties fo:keep-together="always"/>
    </style:style>
    <style:style style:name="P53" style:family="paragraph" style:parent-style-name="Table_20_Contents">
      <style:text-properties officeooo:paragraph-rsid="0020f168"/>
    </style:style>
    <style:style style:name="P54" style:family="paragraph" style:parent-style-name="Table_20_Contents">
      <style:text-properties officeooo:rsid="0023d818" officeooo:paragraph-rsid="0023d818"/>
    </style:style>
    <style:style style:name="P55" style:family="paragraph" style:parent-style-name="Table_20_Contents">
      <style:text-properties officeooo:paragraph-rsid="002899c9"/>
    </style:style>
    <style:style style:name="P56" style:family="paragraph" style:parent-style-name="Table_20_Contents">
      <style:text-properties officeooo:rsid="002899c9" officeooo:paragraph-rsid="002899c9"/>
    </style:style>
    <style:style style:name="P57" style:family="paragraph" style:parent-style-name="Table_20_Contents">
      <style:paragraph-properties fo:margin-left="0.415cm" fo:margin-right="0.011cm" fo:text-indent="0cm" style:auto-text-indent="false">
        <style:tab-stops/>
      </style:paragraph-properties>
    </style:style>
    <style:style style:name="P58" style:family="paragraph" style:parent-style-name="Table_20_Contents">
      <style:paragraph-properties fo:text-align="center" style:justify-single-word="false" fo:background-color="transparent">
        <style:background-image/>
      </style:paragraph-properties>
      <style:text-properties fo:color="#ffffff"/>
    </style:style>
    <style:style style:name="P59" style:family="paragraph" style:parent-style-name="Table_20_Contents">
      <style:paragraph-properties fo:background-color="transparent">
        <style:background-image/>
      </style:paragraph-properties>
      <style:text-properties fo:font-size="10pt" style:letter-kerning="false"/>
    </style:style>
    <style:style style:name="P60" style:family="paragraph" style:parent-style-name="Table_20_Contents">
      <style:paragraph-properties fo:keep-together="always" fo:background-color="transparent">
        <style:background-image/>
      </style:paragraph-properties>
      <style:text-properties fo:font-size="10pt" style:letter-kerning="false"/>
    </style:style>
    <style:style style:name="P61" style:family="paragraph" style:parent-style-name="Table_20_Contents">
      <style:paragraph-properties fo:margin-left="0.37cm" fo:margin-right="0cm" fo:text-indent="0cm" style:auto-text-indent="false">
        <style:tab-stops/>
      </style:paragraph-properties>
    </style:style>
    <style:style style:name="P62" style:family="paragraph" style:parent-style-name="Table_20_Contents">
      <style:paragraph-properties fo:margin-left="0.37cm" fo:margin-right="0cm" fo:text-indent="0cm" style:auto-text-indent="false">
        <style:tab-stops>
          <style:tab-stop style:position="0.383cm"/>
        </style:tab-stops>
      </style:paragraph-properties>
    </style:style>
    <style:style style:name="P63"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64"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65"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6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7" style:family="paragraph" style:parent-style-name="Subtitle">
      <style:paragraph-properties fo:padding="0.074cm" fo:border-left="none" fo:border-right="none" fo:border-top="none" fo:border-bottom="0.99pt solid #000000" style:join-border="false"/>
      <style:text-properties style:font-name="Optima1"/>
    </style:style>
    <style:style style:name="P68" style:family="paragraph" style:parent-style-name="Text_20_body">
      <style:text-properties style:font-name="Monaco1" fo:font-size="9pt" style:font-size-asian="9pt" style:font-size-complex="9pt"/>
    </style:style>
    <style:style style:name="P69" style:family="paragraph" style:parent-style-name="Text_20_body">
      <style:text-properties style:font-name="Optima1" fo:font-size="10pt" style:font-size-asian="10pt" style:font-size-complex="10pt"/>
    </style:style>
    <style:style style:name="P70" style:family="paragraph" style:parent-style-name="Text_20_body">
      <style:text-properties officeooo:paragraph-rsid="002899c9"/>
    </style:style>
    <style:style style:name="P71" style:family="paragraph" style:parent-style-name="Table_20_Contents">
      <style:paragraph-properties fo:background-color="#cccccc">
        <style:background-image/>
      </style:paragraph-properties>
    </style:style>
    <style:style style:name="P72"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73" style:family="paragraph" style:parent-style-name="List_20_1">
      <style:text-properties officeooo:paragraph-rsid="001f3f99"/>
    </style:style>
    <style:style style:name="P74" style:family="paragraph" style:parent-style-name="List_20_1">
      <style:text-properties officeooo:rsid="001f3f99" officeooo:paragraph-rsid="001f3f99"/>
    </style:style>
    <style:style style:name="P75" style:family="paragraph" style:parent-style-name="List_20_1">
      <style:text-properties officeooo:rsid="001f3f99" officeooo:paragraph-rsid="00273637"/>
    </style:style>
    <style:style style:name="P76" style:family="paragraph" style:parent-style-name="List_20_1">
      <style:text-properties officeooo:paragraph-rsid="002cbb2c"/>
    </style:style>
    <style:style style:name="P77" style:family="paragraph" style:parent-style-name="Standard" style:master-page-name="">
      <style:paragraph-properties style:page-number="auto">
        <style:tab-stops/>
      </style:paragraph-properties>
      <style:text-properties officeooo:paragraph-rsid="002570de"/>
    </style:style>
    <style:style style:name="P78" style:family="paragraph" style:parent-style-name="Contents_20_1">
      <style:paragraph-properties>
        <style:tab-stops>
          <style:tab-stop style:position="0cm"/>
          <style:tab-stop style:position="3cm"/>
        </style:tab-stops>
      </style:paragraph-properties>
    </style:style>
    <style:style style:name="P79" style:family="paragraph" style:parent-style-name="Contents_20_2">
      <style:paragraph-properties>
        <style:tab-stops>
          <style:tab-stop style:position="0cm"/>
        </style:tab-stops>
      </style:paragraph-properties>
    </style:style>
    <style:style style:name="P80" style:family="paragraph" style:parent-style-name="Heading_20_TOC" style:master-page-name="Index">
      <style:paragraph-properties style:page-number="1"/>
    </style:style>
    <style:style style:name="P81" style:family="paragraph" style:parent-style-name="List" style:list-style-name="L10"/>
    <style:style style:name="P82" style:family="paragraph" style:parent-style-name="List" style:list-style-name="L1">
      <style:paragraph-properties fo:margin-left="2.341cm" fo:margin-right="0cm" fo:text-indent="0cm" style:auto-text-indent="false"/>
    </style:style>
    <style:style style:name="P83" style:family="paragraph" style:parent-style-name="List" style:list-style-name="L8">
      <style:paragraph-properties fo:margin-left="2.341cm" fo:margin-right="0cm" fo:text-indent="0cm" style:auto-text-indent="false"/>
    </style:style>
    <style:style style:name="P84" style:family="paragraph" style:parent-style-name="List" style:list-style-name="L10">
      <style:paragraph-properties fo:margin-left="2.341cm" fo:margin-right="0cm" fo:text-indent="0cm" style:auto-text-indent="false"/>
    </style:style>
    <style:style style:name="P85"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86" style:family="paragraph" style:parent-style-name="Table_20_Contents" style:list-style-name="L2"/>
    <style:style style:name="P87" style:family="paragraph" style:parent-style-name="Table_20_Contents" style:list-style-name="L2">
      <style:paragraph-properties fo:keep-together="always"/>
    </style:style>
    <style:style style:name="P88" style:family="paragraph" style:parent-style-name="Table_20_Contents" style:list-style-name="L9">
      <style:paragraph-properties fo:keep-together="always"/>
    </style:style>
    <style:style style:name="P89" style:family="paragraph" style:parent-style-name="Table_20_Contents" style:list-style-name="L11">
      <style:paragraph-properties fo:keep-together="always"/>
    </style:style>
    <style:style style:name="P90" style:family="paragraph" style:parent-style-name="Table_20_Contents" style:list-style-name="L3"/>
    <style:style style:name="P91" style:family="paragraph" style:parent-style-name="Table_20_Contents" style:list-style-name="L4"/>
    <style:style style:name="P92" style:family="paragraph" style:parent-style-name="Table_20_Contents" style:list-style-name="L5"/>
    <style:style style:name="P93" style:family="paragraph" style:parent-style-name="Table_20_Contents" style:list-style-name="L6"/>
    <style:style style:name="P94" style:family="paragraph" style:parent-style-name="Table_20_Contents" style:list-style-name="L7"/>
    <style:style style:name="P95" style:family="paragraph" style:parent-style-name="Table_20_Contents">
      <style:text-properties officeooo:rsid="0033b91a" officeooo:paragraph-rsid="0033b91a"/>
    </style:style>
    <style:style style:name="P96" style:family="paragraph" style:parent-style-name="Table_20_Contents" style:list-style-name="L9"/>
    <style:style style:name="P97" style:family="paragraph" style:parent-style-name="Table_20_Contents" style:list-style-name="L9">
      <style:paragraph-properties fo:keep-together="always"/>
      <style:text-properties fo:font-size="10pt" style:letter-kerning="false"/>
    </style:style>
    <style:style style:name="P98" style:family="paragraph" style:parent-style-name="Table_20_Contents" style:list-style-name="L9">
      <style:text-properties fo:font-size="10pt" style:letter-kerning="false"/>
    </style:style>
    <style:style style:name="P99" style:family="paragraph" style:parent-style-name="Table_20_Contents" style:list-style-name="L11"/>
    <style:style style:name="P100" style:family="paragraph" style:parent-style-name="Table_20_Contents" style:list-style-name="L9">
      <style:text-properties fo:font-weight="normal" style:font-weight-asian="normal" style:font-weight-complex="normal"/>
    </style:style>
    <style:style style:name="P101" style:family="paragraph" style:parent-style-name="Table_20_Contents">
      <style:paragraph-properties fo:text-align="center" style:justify-single-word="false" fo:background-color="transparent">
        <style:background-image/>
      </style:paragraph-properties>
      <style:text-properties fo:color="#ffffff" officeooo:rsid="0033b91a" officeooo:paragraph-rsid="0033b91a"/>
    </style:style>
    <style:style style:name="P102" style:family="paragraph" style:parent-style-name="Table_20_Contents" style:list-style-name="L9">
      <style:paragraph-properties fo:margin-left="0.415cm" fo:margin-right="0.011cm" fo:text-indent="0cm" style:auto-text-indent="false"/>
    </style:style>
    <style:style style:name="P103" style:family="paragraph" style:parent-style-name="Table_20_Contents" style:list-style-name="L9">
      <style:paragraph-properties fo:margin-left="0.415cm" fo:margin-right="0.011cm" fo:text-indent="0cm" style:auto-text-indent="false">
        <style:tab-stops/>
      </style:paragraph-properties>
    </style:style>
    <style:style style:name="P104" style:family="paragraph" style:parent-style-name="Table_20_Contents">
      <style:paragraph-properties fo:margin-left="0.37cm" fo:margin-right="0cm" fo:text-indent="0cm" style:auto-text-indent="false">
        <style:tab-stops>
          <style:tab-stop style:position="0.383cm"/>
        </style:tab-stops>
      </style:paragraph-properties>
      <style:text-properties officeooo:paragraph-rsid="0035d55b"/>
    </style:style>
    <style:style style:name="P105" style:family="paragraph" style:parent-style-name="Heading_20_1" style:master-page-name="Standard">
      <style:paragraph-properties style:page-number="auto"/>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officeooo:rsid="001f3f99" officeooo:paragraph-rsid="001f3f99"/>
    </style:style>
    <style:style style:name="P108" style:family="paragraph" style:parent-style-name="Heading_20_2">
      <style:paragraph-properties fo:break-before="page"/>
    </style:style>
    <style:style style:name="P109" style:family="paragraph" style:parent-style-name="Heading_20_2">
      <style:paragraph-properties fo:margin-left="3cm" fo:margin-right="0cm" fo:text-indent="0cm" style:auto-text-indent="false"/>
    </style:style>
    <style:style style:name="P110" style:family="paragraph" style:parent-style-name="Standard" style:master-page-name="Index">
      <style:paragraph-properties fo:margin-left="0cm" fo:margin-right="0cm" fo:text-indent="0cm" style:auto-text-indent="false" style:page-number="auto"/>
    </style:style>
    <style:style style:name="P111" style:family="paragraph" style:parent-style-name="Standard" style:master-page-name="Index">
      <style:paragraph-properties style:page-number="auto"/>
    </style:style>
    <style:style style:name="P112" style:family="paragraph" style:parent-style-name="Standard" style:list-style-name=""/>
    <style:style style:name="T1" style:family="text">
      <style:text-properties officeooo:rsid="00210a8f"/>
    </style:style>
    <style:style style:name="T2" style:family="text">
      <style:text-properties fo:font-weight="normal" style:font-weight-asian="normal" style:font-weight-complex="normal"/>
    </style:style>
    <style:style style:name="T3" style:family="text">
      <style:text-properties style:font-name="Courier"/>
    </style:style>
    <style:style style:name="T4" style:family="text">
      <style:text-properties style:font-name="Tahoma2"/>
    </style:style>
    <style:style style:name="T5" style:family="text">
      <style:text-properties style:use-window-font-color="true" style:font-name-asian="Helvetica" style:font-name-complex="Helvetica"/>
    </style:style>
    <style:style style:name="T6" style:family="text">
      <style:text-properties style:use-window-font-color="true" style:font-name="Optima1" fo:font-size="10pt" style:font-name-asian="ArialMT" style:font-size-asian="10pt" style:font-name-complex="ArialMT" style:font-size-complex="10pt"/>
    </style:style>
    <style:style style:name="T7"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8" style:family="text">
      <style:text-properties style:font-name="Monaco1"/>
    </style:style>
    <style:style style:name="T9" style:family="text">
      <style:text-properties style:font-name="Monaco1" fo:font-size="9pt" style:font-size-asian="9pt" style:font-size-complex="9pt"/>
    </style:style>
    <style:style style:name="T10" style:family="text">
      <style:text-properties style:font-name="Monaco1" fo:font-size="9pt" officeooo:rsid="00273637" style:font-size-asian="9pt" style:font-size-complex="9pt"/>
    </style:style>
    <style:style style:name="T11" style:family="text">
      <style:text-properties style:font-name="Monaco1" fo:font-size="9pt" officeooo:rsid="002780f2" style:font-size-asian="9pt" style:font-size-complex="9pt"/>
    </style:style>
    <style:style style:name="T12" style:family="text">
      <style:text-properties style:font-name="Monaco1" fo:font-size="9pt" officeooo:rsid="0029c879" style:font-size-asian="9pt" style:font-size-complex="9pt"/>
    </style:style>
    <style:style style:name="T13"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4" style:family="text">
      <style:text-properties style:font-name="Monaco1" fo:font-size="9pt" fo:font-style="normal" style:font-size-asian="9pt" style:font-style-asian="normal" style:font-size-complex="9pt" style:font-style-complex="normal"/>
    </style:style>
    <style:style style:name="T15" style:family="text">
      <style:text-properties style:font-name="Monaco1" fo:font-size="9pt" fo:font-weight="bold" style:font-size-asian="9pt" style:font-weight-asian="bold" style:font-size-complex="9pt" style:font-weight-complex="bold"/>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text-line-through-style="none"/>
    </style:style>
    <style:style style:name="T22" style:family="text">
      <style:text-properties fo:font-size="10pt" style:letter-kerning="false"/>
    </style:style>
    <style:style style:name="T23" style:family="text">
      <style:text-properties fo:font-size="10pt" officeooo:rsid="0035d55b" style:letter-kerning="false"/>
    </style:style>
    <style:style style:name="T24" style:family="text">
      <style:text-properties style:font-name="Optima1" fo:font-size="10pt" style:font-size-asian="10pt" style:font-size-complex="10pt"/>
    </style:style>
    <style:style style:name="T25" style:family="text">
      <style:text-properties style:font-name="Optima1" fo:font-size="10pt" fo:font-weight="normal" fo:background-color="transparent" style:font-size-asian="10pt" style:font-weight-asian="normal" style:font-size-complex="10pt" style:font-weight-complex="normal" loext:char-shading-value="0"/>
    </style:style>
    <style:style style:name="T26" style:family="text">
      <style:text-properties style:font-name="Optima1" fo:font-size="10pt" fo:font-style="italic" style:font-size-asian="10pt" style:font-style-asian="italic" style:font-size-complex="10pt" style:font-style-complex="italic"/>
    </style:style>
    <style:style style:name="T27" style:family="text">
      <style:text-properties style:font-name="Optima1" fo:font-size="10pt" fo:font-style="normal" style:font-size-asian="10pt" style:font-style-asian="normal" style:font-size-complex="10pt" style:font-style-complex="normal"/>
    </style:style>
    <style:style style:name="T28" style:family="text">
      <style:text-properties style:font-name="Optima2" fo:font-size="10pt" style:font-size-asian="10pt" style:font-size-complex="10pt"/>
    </style:style>
    <style:style style:name="T29" style:family="text">
      <style:text-properties style:letter-kerning="false"/>
    </style:style>
    <style:style style:name="T30" style:family="text">
      <style:text-properties style:text-position="super 58%"/>
    </style:style>
    <style:style style:name="T31" style:family="text">
      <style:text-properties fo:font-weight="bold" style:font-weight-asian="bold" style:font-weight-complex="bold"/>
    </style:style>
    <style:style style:name="T32" style:family="text">
      <style:text-properties officeooo:rsid="001f3f99"/>
    </style:style>
    <style:style style:name="T33" style:family="text">
      <style:text-properties officeooo:rsid="0020f168"/>
    </style:style>
    <style:style style:name="T34" style:family="text">
      <style:text-properties officeooo:rsid="0019c6b0"/>
    </style:style>
    <style:style style:name="T35" style:family="text">
      <style:text-properties officeooo:rsid="0022a4d1"/>
    </style:style>
    <style:style style:name="T36" style:family="text">
      <style:text-properties officeooo:rsid="00273637"/>
    </style:style>
    <style:style style:name="T37" style:family="text">
      <style:text-properties officeooo:rsid="002780f2"/>
    </style:style>
    <style:style style:name="T38" style:family="text">
      <style:text-properties officeooo:rsid="002899c9"/>
    </style:style>
    <style:style style:name="T39" style:family="text">
      <style:text-properties officeooo:rsid="0029c879"/>
    </style:style>
    <style:style style:name="T40" style:family="text">
      <style:text-properties officeooo:rsid="002b86d5"/>
    </style:style>
    <style:style style:name="T41" style:family="text">
      <style:text-properties officeooo:rsid="002cad4a"/>
    </style:style>
    <style:style style:name="T42" style:family="text">
      <style:text-properties officeooo:rsid="001d925f"/>
    </style:style>
    <style:style style:name="T43" style:family="text">
      <style:text-properties officeooo:rsid="003064b0"/>
    </style:style>
    <style:style style:name="T44" style:family="text">
      <style:text-properties officeooo:rsid="0035d55b"/>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24"/>
      <text:p text:style-name="P66">version 2.<text:span text:style-name="T33">2.1</text:span></text:p>
      <text:p text:style-name="P67">Installation and Configuration Guide</text:p>
      <text:p text:style-name="P8"/>
      <text:p text:style-name="P111">Copyright © <text:s/>2008-201<text:span text:style-name="T1">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text:span text:style-name="T33">2.1</text:span> – <text:span text:style-name="T43">March 2014</text:span></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8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8">Chapter 1<text:tab/><text:a xlink:type="simple" xlink:href="#__RefHeading__18865_1508206336">About this Guide <text:s text:c="2"/><text:tab/>3</text:a></text:p>
          <text:p text:style-name="P78">Chapter 2<text:tab/><text:a xlink:type="simple" xlink:href="#__RefHeading__18867_1508206336">Introduction <text:s text:c="2"/><text:tab/>4</text:a></text:p>
          <text:p text:style-name="P79"><text:a xlink:type="simple" xlink:href="#__RefHeading__19192_1508206336" text:style-name="Internet_20_link" text:visited-style-name="Internet_20_link">Architecture and Compatibility <text:s text:c="2"/><text:tab/>5</text:a></text:p>
          <text:p text:style-name="P78">Chapter 3<text:tab/><text:a xlink:type="simple" xlink:href="#__RefHeading__18869_1508206336">System Requirements <text:s text:c="2"/><text:tab/>6</text:a></text:p>
          <text:p text:style-name="P79"><text:a xlink:type="simple" xlink:href="#__RefHeading__19194_1508206336" text:style-name="Internet_20_link" text:visited-style-name="Internet_20_link">Assumptions <text:s text:c="2"/><text:tab/>6</text:a></text:p>
          <text:p text:style-name="P79"><text:a xlink:type="simple" xlink:href="#__RefHeading__19196_1508206336" text:style-name="Internet_20_link" text:visited-style-name="Internet_20_link">Minimum Hardware Requirements <text:s text:c="2"/><text:tab/>7</text:a></text:p>
          <text:p text:style-name="P79"><text:a xlink:type="simple" xlink:href="#__RefHeading__19198_1508206336" text:style-name="Internet_20_link" text:visited-style-name="Internet_20_link">Operating System Requirements <text:s text:c="2"/><text:tab/>8</text:a></text:p>
          <text:p text:style-name="P78">Chapter 4<text:tab/><text:a xlink:type="simple" xlink:href="#__RefHeading__18871_1508206336">Installation <text:s text:c="2"/><text:tab/>9</text:a></text:p>
          <text:p text:style-name="P79"><text:a xlink:type="simple" xlink:href="#__RefHeading__19200_1508206336" text:style-name="Internet_20_link" text:visited-style-name="Internet_20_link">Software Downloads <text:s text:c="2"/><text:tab/>9</text:a></text:p>
          <text:p text:style-name="P79"><text:a xlink:type="simple" xlink:href="#__RefHeading__19202_1508206336" text:style-name="Internet_20_link" text:visited-style-name="Internet_20_link">Software Installation <text:s text:c="2"/><text:tab/>9</text:a></text:p>
          <text:p text:style-name="P78">Chapter 5<text:tab/><text:a xlink:type="simple" xlink:href="#__RefHeading__18873_1508206336">Configuration <text:s text:c="2"/><text:tab/>10</text:a></text:p>
          <text:p text:style-name="P79"><text:a xlink:type="simple" xlink:href="#__RefHeading__19204_1508206336" text:style-name="Internet_20_link" text:visited-style-name="Internet_20_link">GNUstep Environment Overview <text:s text:c="2"/><text:tab/>10</text:a></text:p>
          <text:p text:style-name="P79"><text:a xlink:type="simple" xlink:href="#__RefHeading__19206_1508206336" text:style-name="Internet_20_link" text:visited-style-name="Internet_20_link">Preferences Hierarchy <text:s text:c="2"/><text:tab/>11</text:a></text:p>
          <text:p text:style-name="P79"><text:a xlink:type="simple" xlink:href="#__RefHeading__19208_1508206336" text:style-name="Internet_20_link" text:visited-style-name="Internet_20_link">General Preferences <text:s text:c="2"/><text:tab/>12</text:a></text:p>
          <text:p text:style-name="P79"><text:a xlink:type="simple" xlink:href="#__RefHeading__19210_1508206336" text:style-name="Internet_20_link" text:visited-style-name="Internet_20_link">Authentication using LDAP <text:s text:c="2"/><text:tab/>18</text:a></text:p>
          <text:p text:style-name="P79"><text:a xlink:type="simple" xlink:href="#__RefHeading__19212_1508206336" text:style-name="Internet_20_link" text:visited-style-name="Internet_20_link">LDAP Attributes Indexing <text:s text:c="2"/><text:tab/>24</text:a></text:p>
          <text:p text:style-name="P79"><text:a xlink:type="simple" xlink:href="#__RefHeading__19214_1508206336" text:style-name="Internet_20_link" text:visited-style-name="Internet_20_link">LDAP Attributes Mapping <text:s text:c="2"/><text:tab/>24</text:a></text:p>
          <text:p text:style-name="P79"><text:a xlink:type="simple" xlink:href="#__RefHeading__19216_1508206336" text:style-name="Internet_20_link" text:visited-style-name="Internet_20_link">Authenticating using C.A.S. <text:s text:c="2"/><text:tab/>26</text:a></text:p>
          <text:p text:style-name="P79"><text:a xlink:type="simple" xlink:href="#__RefHeading__19218_1508206336" text:style-name="Internet_20_link" text:visited-style-name="Internet_20_link">Authenticating using SAML2 <text:s text:c="2"/><text:tab/>27</text:a></text:p>
          <text:p text:style-name="P79"><text:a xlink:type="simple" xlink:href="#__RefHeading__19220_1508206336" text:style-name="Internet_20_link" text:visited-style-name="Internet_20_link">Database Configuration <text:s text:c="2"/><text:tab/>28</text:a></text:p>
          <text:p text:style-name="P79"><text:a xlink:type="simple" xlink:href="#__RefHeading__19222_1508206336" text:style-name="Internet_20_link" text:visited-style-name="Internet_20_link">Authentication using SQL <text:s text:c="2"/><text:tab/>29</text:a></text:p>
          <text:p text:style-name="P79"><text:a xlink:type="simple" xlink:href="#__RefHeading__19224_1508206336" text:style-name="Internet_20_link" text:visited-style-name="Internet_20_link">SMTP Server Configuration <text:s text:c="2"/><text:tab/>33</text:a></text:p>
          <text:p text:style-name="P79"><text:a xlink:type="simple" xlink:href="#__RefHeading__19226_1508206336" text:style-name="Internet_20_link" text:visited-style-name="Internet_20_link">IMAP Server Configuration <text:s text:c="2"/><text:tab/>33</text:a></text:p>
          <text:p text:style-name="P79"><text:a xlink:type="simple" xlink:href="#__RefHeading__19228_1508206336" text:style-name="Internet_20_link" text:visited-style-name="Internet_20_link">Web Interface Configuration <text:s text:c="2"/><text:tab/>35</text:a></text:p>
          <text:p text:style-name="P79"><text:a xlink:type="simple" xlink:href="#__RefHeading__19230_1508206336" text:style-name="Internet_20_link" text:visited-style-name="Internet_20_link">SOGo Configuration Summary <text:s text:c="2"/><text:tab/>41</text:a></text:p>
          <text:p text:style-name="P79"><text:a xlink:type="simple" xlink:href="#__RefHeading__19232_1508206336" text:style-name="Internet_20_link" text:visited-style-name="Internet_20_link">Multi-domains Configuration <text:s text:c="2"/><text:tab/>42</text:a></text:p>
          <text:p text:style-name="P79"><text:a xlink:type="simple" xlink:href="#__RefHeading__19234_1508206336" text:style-name="Internet_20_link" text:visited-style-name="Internet_20_link">Apache Configuration <text:s text:c="2"/><text:tab/>44</text:a></text:p>
          <text:p text:style-name="P79"><text:soft-page-break/><text:a xlink:type="simple" xlink:href="#__RefHeading__19236_1508206336" text:style-name="Internet_20_link" text:visited-style-name="Internet_20_link">Starting Services <text:s text:c="2"/><text:tab/>44</text:a></text:p>
          <text:p text:style-name="P79"><text:a xlink:type="simple" xlink:href="#__RefHeading__19238_1508206336" text:style-name="Internet_20_link" text:visited-style-name="Internet_20_link">Cronjob — EMail reminders <text:s text:c="2"/><text:tab/>45</text:a></text:p>
          <text:p text:style-name="P79"><text:a xlink:type="simple" xlink:href="#__RefHeading__19240_1508206336" text:style-name="Internet_20_link" text:visited-style-name="Internet_20_link">Cronjob — Vacation messages expiration <text:s text:c="2"/><text:tab/>45</text:a></text:p>
          <text:p text:style-name="P78">Chapter 6<text:tab/><text:a xlink:type="simple" xlink:href="#__RefHeading__18875_1508206336">Managing User Accounts <text:s text:c="2"/><text:tab/>46</text:a></text:p>
          <text:p text:style-name="P79"><text:a xlink:type="simple" xlink:href="#__RefHeading__19242_1508206336" text:style-name="Internet_20_link" text:visited-style-name="Internet_20_link">Creating the SOGo Administrative Account <text:s text:c="2"/><text:tab/>46</text:a></text:p>
          <text:p text:style-name="P79"><text:a xlink:type="simple" xlink:href="#__RefHeading__19244_1508206336" text:style-name="Internet_20_link" text:visited-style-name="Internet_20_link">Creating a User Account <text:s text:c="2"/><text:tab/>47</text:a></text:p>
          <text:p text:style-name="P78">Chapter 7<text:tab/><text:a xlink:type="simple" xlink:href="#__RefHeading__18877_1508206336">Microsoft ActiveSync <text:s text:c="2"/><text:tab/>48</text:a></text:p>
          <text:p text:style-name="P78">Chapter 8<text:tab/><text:a xlink:type="simple" xlink:href="#__RefHeading__18879_1508206336">Using SOGo <text:s text:c="2"/><text:tab/>50</text:a></text:p>
          <text:p text:style-name="P79"><text:a xlink:type="simple" xlink:href="#__RefHeading__19246_1508206336" text:style-name="Internet_20_link" text:visited-style-name="Internet_20_link">SOGo Web Interface <text:s text:c="2"/><text:tab/>50</text:a></text:p>
          <text:p text:style-name="P79"><text:a xlink:type="simple" xlink:href="#__RefHeading__19248_1508206336" text:style-name="Internet_20_link" text:visited-style-name="Internet_20_link">Mozilla Thunderbird and Lightning <text:s text:c="2"/><text:tab/>50</text:a></text:p>
          <text:p text:style-name="P79"><text:a xlink:type="simple" xlink:href="#__RefHeading__19250_1508206336" text:style-name="Internet_20_link" text:visited-style-name="Internet_20_link">Apple iCal <text:s text:c="2"/><text:tab/>51</text:a></text:p>
          <text:p text:style-name="P79"><text:a xlink:type="simple" xlink:href="#__RefHeading__19252_1508206336" text:style-name="Internet_20_link" text:visited-style-name="Internet_20_link">Apple AddressBook <text:s text:c="2"/><text:tab/>51</text:a></text:p>
          <text:p text:style-name="P79"><text:a xlink:type="simple" xlink:href="#__RefHeading__19254_1508206336" text:style-name="Internet_20_link" text:visited-style-name="Internet_20_link">Microsoft ActiveSync / Mobile Devices <text:s text:c="2"/><text:tab/>53</text:a></text:p>
          <text:p text:style-name="P78">Chapter 9<text:tab/><text:a xlink:type="simple" xlink:href="#__RefHeading__18881_1508206336">Upgrading <text:s text:c="2"/><text:tab/>54</text:a></text:p>
          <text:p text:style-name="P78">Chapter 10<text:tab/><text:a xlink:type="simple" xlink:href="#__RefHeading__18883_1508206336">Additional Information <text:s text:c="2"/><text:tab/>56</text:a></text:p>
          <text:p text:style-name="P78">Chapter 11<text:tab/><text:a xlink:type="simple" xlink:href="#__RefHeading__18885_1508206336">Commercial Support and Contact Information <text:s text:c="2"/><text:tab/>57</text:a></text:p>
        </text:index-body>
      </text:table-of-content>
      <text:p text:style-name="Standard"/>
      <text:h text:style-name="P105"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text:span text:style-name="T33">SOGo ActiveSync support</text:span> – the <text:span text:style-name="T33">solution</text:span> used to synchronize mobile devices with SOGo.</text:p>
      <text:p text:style-name="Standard">The instructions are based on version 2.<text:span text:style-name="T33">2.1</text:span> o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P76">❏<text:tab/>Native compatibility for Microsoft Outlook 2003, 2007, 2010, <text:span text:style-name="T42">and 2013</text:span></text:p>
      <text:p text:style-name="List_20_1">❏<text:tab/>Two-way synchronization support with any <text:span text:style-name="T33">Microsoft ActiveSync</text:span>-capable device, <text:span text:style-name="T33">or Outlook 2013</text:span></text:p>
      <text:p text:style-name="List"/>
      <text:p text:style-name="Standard">SOGo is developed by a community of developers located mainly in North America and Europe. More information can be found at <text:a xlink:type="simple" xlink:href="http://www.sogo.nu/">http://www.sogo.nu</text:a></text:p>
      <text:h text:style-name="P108" text:outline-level="2"><text:bookmark-start text:name="__RefHeading__19192_1508206336"/>Architecture <text:span text:style-name="T39">and Compatibility</text:span><text:bookmark-end text:name="__RefHeading__19192_1508206336"/></text:h>
      <text:p text:style-name="P22"><draw:frame draw:style-name="fr2" draw:name="graphics1" text:anchor-type="as-char" svg:y="0cm" svg:width="7.001cm" svg:height="16.739cm" draw:z-index="1"><draw:image xlink:href="../architecture.png" xlink:type="simple" xlink:show="embed" xlink:actuate="onLoad"/></draw:frame></text:p>
      <text:p text:style-name="P23">Standard protocols such as CalDAV, CardDAV, GroupDAV, HTTP, IMAP and SMTP are used to communicate with the SOGo platform or its sub-components. Mobile devices supporting the <text:span text:style-name="T33">Microsoft ActiveSync</text:span> <text:span text:style-name="T33">protocol are also supported.</text:span></text:p>
      <text:p text:style-name="Standard">To install and configure the native Microsoft Outlook compatibility layer, please refer to the <text:span text:style-name="Emphasis">SOGo Native Microsoft Outlook Configuration Guide</text:span>.</text:p>
      <text:h text:style-name="P106"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8067387557077381835" text:style-name="L1">
        <text:list-header>
          <text:p text:style-name="P82">❏<text:tab/>Database server (MySQL, PostgreSQL or Oracle)</text:p>
          <text:p text:style-name="P85">❏<text:tab/>LDAP server (OpenLDAP, Novell eDirectory, Microsoft Active Directory and others) </text:p>
          <text:p text:style-name="P82">❏<text:tab/>SMTP server (Postfix, Sendmail and others)</text:p>
          <text:p text:style-name="P82">❏<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108"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4885429910300644189" text:style-name="L2">
              <text:list-item>
                <text:p text:style-name="P87"><text:s/>Intel, AMD, or PowerPC CPU 1 GHz</text:p>
              </text:list-item>
            </text:list>
            <text:list xml:id="list102433430" text:style-name="L2">
              <text:list-item>
                <text:p text:style-name="P86"><text:s/>512 MB of RAM</text:p>
              </text:list-item>
              <text:list-item>
                <text:p text:style-name="P86"><text:s/>1 GB of disk space</text:p>
              </text:list-item>
            </text:list>
            <text:p text:style-name="Table_20_Contents"/>
            <text:p text:style-name="Table_20_Contents">Production</text:p>
            <text:list xml:id="list4208639090891479288" text:style-name="L3">
              <text:list-item>
                <text:p text:style-name="P90"><text:s/>Intel, AMD or PowerPC CPU 3 GHz</text:p>
              </text:list-item>
            </text:list>
            <text:list xml:id="list479412229" text:style-name="L3">
              <text:list-item>
                <text:p text:style-name="P90"><text:s/>2048 MB of RAM</text:p>
              </text:list-item>
            </text:list>
            <text:list xml:id="list1613892386" text:style-name="L3">
              <text:list-item>
                <text:p text:style-name="P90"><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5812776954299092658" text:style-name="L4">
              <text:list-item>
                <text:p text:style-name="P91"><text:s/>Intel, AMD, or PowerPC CPU 1.5 GHz</text:p>
              </text:list-item>
            </text:list>
            <text:list xml:id="list176431456" text:style-name="L4">
              <text:list-item>
                <text:p text:style-name="P91"><text:s/>1024x768 monitor resolution</text:p>
              </text:list-item>
            </text:list>
            <text:list xml:id="list1084879091" text:style-name="L4">
              <text:list-item>
                <text:p text:style-name="P91"><text:s/>512 MB of RAM</text:p>
              </text:list-item>
              <text:list-item>
                <text:p text:style-name="P91"><text:s/>128 Kbps or higher network connection</text:p>
              </text:list-item>
            </text:list>
            <text:p text:style-name="Table_20_Contents"/>
            <text:p text:style-name="Table_20_Contents">Microsoft Windows</text:p>
            <text:list xml:id="list3206448942316846187" text:style-name="L5">
              <text:list-item>
                <text:p text:style-name="P92"><text:s/>Microsoft Windows XP SP2 or Vista</text:p>
              </text:list-item>
            </text:list>
            <text:p text:style-name="Table_20_Contents"/>
            <text:p text:style-name="Table_20_Contents">Apple Mac OS X</text:p>
            <text:list xml:id="list8782740461094034167" text:style-name="L6">
              <text:list-item>
                <text:p text:style-name="P93"><text:s/>Apple Mac OS X 10.2 or later</text:p>
              </text:list-item>
            </text:list>
            <text:p text:style-name="Table_20_Contents"/>
            <text:p text:style-name="Table_20_Contents">Linux</text:p>
            <text:list xml:id="list7231457327220371800" text:style-name="L7">
              <text:list-item>
                <text:p text:style-name="P94"><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P53">Any mobile device which supports <text:span text:style-name="T33">CalDAV, CardDAV or Microsoft ActiveSync.</text:span></text:p>
          </table:table-cell>
        </table:table-row>
      </table:table>
      <text:p text:style-name="Standard"/>
      <text:h text:style-name="P108"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3099604453412465877" text:style-name="L8">
        <text:list-header>
          <text:p text:style-name="P83">❏<text:tab/>Red Hat Enterprise Linux (RHEL) Server 5 and 6</text:p>
          <text:p text:style-name="P83">❏<text:tab/>Community ENTerprise Operating System (CentOS) 5 and 6</text:p>
          <text:p text:style-name="P83">❏<text:tab/>Debian GNU/Linux 5.0 (Lenny) to 7.0 (Wheezy)</text:p>
          <text:p text:style-name="P83">❏<text:tab/>Ubuntu 10.04 (Lucid) to 12.04 (Precise)</text:p>
          <text:p text:style-name="P83"/>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106"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5">[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9">sope49-gdl1-postgresql</text:span> for the PostgreSQL database system, <text:span text:style-name="T9">sope49-gdl1-mysql</text:span> for MySQL or <text:span text:style-name="T9">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106"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etc/sogo/sogo.conf</text:span>.<text:span text:style-name="T4">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 <text:span text:style-name="T40">Block comments are delimited by /* and */ and can span multiple lines while line comments must start with //.</text:span></text:p>
      <text:h text:style-name="P108"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3"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58">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58">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58">U</text:p>
          </table:table-cell>
          <table:table-cell table:style-name="Table3.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108"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58">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101">S</text:p>
          </table:table-cell>
          <table:table-cell table:style-name="Table4.B2" office:value-type="string">
            <text:p text:style-name="P95">WOListenQueueSize</text:p>
          </table:table-cell>
          <table:table-cell table:style-name="Table4.C2" office:value-type="string">
            <text:p text:style-name="P95">This parameter controls the backlog size of the socket listen queue. For large-scale deployments, this value must be adjusted in case all workers are busy and the parent processes receives lots of incoming connections. Defaults to 5 when unset.</text:p>
          </table:table-cell>
        </table:table-row>
        <table:table-row>
          <table:table-cell table:style-name="Table4.A2" office:value-type="string">
            <text:p text:style-name="P40">S</text:p>
          </table:table-cell>
          <table:table-cell table:style-name="Table4.B44" office:value-type="string">
            <text:p text:style-name="Table_20_Contents">WOPort</text:p>
          </table:table-cell>
          <table:table-cell table:style-name="Table4.C44" office:value-type="string">
            <text:p text:style-name="Table_20_Contents">The TCP listening address and port used by the SOGo daemon. <text:s/>The format is <text:span text:style-name="T9">ipaddress:port</text:span><text:line-break/>Defaults to 127.0.0.1:<text:span text:style-name="T3">20000</text:span> when unset.</text:p>
          </table:table-cell>
        </table:table-row>
        <table:table-row>
          <table:table-cell table:style-name="Table4.A2" office:value-type="string">
            <text:p text:style-name="P40">S</text:p>
          </table:table-cell>
          <table:table-cell table:style-name="Table4.B44" office:value-type="string">
            <text:p text:style-name="Table_20_Contents">WOLogFile</text:p>
          </table:table-cell>
          <table:table-cell table:style-name="Table4.C4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40">S</text:p>
          </table:table-cell>
          <table:table-cell table:style-name="Table4.B44" office:value-type="string">
            <text:p text:style-name="Table_20_Contents">WOPidFile</text:p>
          </table:table-cell>
          <table:table-cell table:style-name="Table4.C4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40">S</text:p>
          </table:table-cell>
          <table:table-cell table:style-name="Table4.B44" office:value-type="string">
            <text:p text:style-name="Table_20_Contents">WOWatchDogRequestTimeout</text:p>
          </table:table-cell>
          <table:table-cell table:style-name="Table4.C44" office:value-type="string">
            <text:p text:style-name="Table_20_Contents">This parameter specifies the number of minutes after which a busy child process will be killed by the parent process.</text:p>
            <text:p text:style-name="Table_20_Contents">Defaults to <text:span text:style-name="T9">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40">S</text:p>
          </table:table-cell>
          <table:table-cell table:style-name="Table4.B44" office:value-type="string">
            <text:p text:style-name="Table_20_Contents">SxVMemLimit</text:p>
          </table:table-cell>
          <table:table-cell table:style-name="Table4.C4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40">S</text:p>
          </table:table-cell>
          <table:table-cell table:style-name="Table4.B44" office:value-type="string">
            <text:p text:style-name="Table_20_Contents">SOGoMemcachedHost</text:p>
          </table:table-cell>
          <table:table-cell table:style-name="Table4.C44"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40">S</text:p>
          </table:table-cell>
          <table:table-cell table:style-name="Table4.B44" office:value-type="string">
            <text:p text:style-name="Table_20_Contents">SOGoCacheCleanupInterval</text:p>
          </table:table-cell>
          <table:table-cell table:style-name="Table4.C44"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40">S</text:p>
          </table:table-cell>
          <table:table-cell table:style-name="Table4.B44" office:value-type="string">
            <text:p text:style-name="Table_20_Contents">SOGoAuthenticationType</text:p>
          </table:table-cell>
          <table:table-cell table:style-name="Table4.C44"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40"/>
          </table:table-cell>
          <table:table-cell table:style-name="Table4.B44" office:value-type="string">
            <text:p text:style-name="Table_20_Contents">SOGoTrustProxyAuthentication</text:p>
          </table:table-cell>
          <table:table-cell table:style-name="Table4.C44" office:value-type="string">
            <text:p text:style-name="Table_20_Contents">Parameter used to set whether HTTP username should be trusted.</text:p>
            <text:p text:style-name="Table_20_Contents">Defaults to <text:span text:style-name="Code_20__28_inline_29_"><text:span text:style-name="T8">NO</text:span></text:span> when unset.</text:p>
          </table:table-cell>
        </table:table-row>
        <table:table-row>
          <table:table-cell table:style-name="Table4.A2" office:value-type="string">
            <text:p text:style-name="P40"/>
          </table:table-cell>
          <table:table-cell table:style-name="Table4.B44" office:value-type="string">
            <text:p text:style-name="Table_20_Contents">SOGoEncryptionKey</text:p>
          </table:table-cell>
          <table:table-cell table:style-name="Table4.C44"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40">S</text:p>
          </table:table-cell>
          <table:table-cell table:style-name="Table4.B44" office:value-type="string">
            <text:p text:style-name="Table_20_Contents">SOGoCASServiceURL</text:p>
          </table:table-cell>
          <table:table-cell table:style-name="Table4.C4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40">S</text:p>
          </table:table-cell>
          <table:table-cell table:style-name="Table4.B44" office:value-type="string">
            <text:p text:style-name="Table_20_Contents">SOGoCASLogoutEnabled</text:p>
          </table:table-cell>
          <table:table-cell table:style-name="Table4.C44" office:value-type="string">
            <text:p text:style-name="Table_20_Contents">Boolean value indicating whether the “Logout” link is enabled when using C.A.S. as authentication mechanism.</text:p>
            <text:p text:style-name="Table_20_Contents">The “Logout”link will end up calling <text:span text:style-name="T9">SOGoCASServiceURL/logout</text:span> to terminate the client's single sign-on C.A.S. session.</text:p>
          </table:table-cell>
        </table:table-row>
        <table:table-row>
          <table:table-cell table:style-name="Table4.A2" office:value-type="string">
            <text:p text:style-name="P40">S</text:p>
          </table:table-cell>
          <table:table-cell table:style-name="Table4.B44" office:value-type="string">
            <text:p text:style-name="Table_20_Contents">SOGoAddressBookDAVAccessEnabled</text:p>
          </table:table-cell>
          <table:table-cell table:style-name="Table4.C44" office:value-type="string">
            <text:p text:style-name="Table_20_Contents">Parameter controlling WebDAV access to the <text:span text:style-name="T19">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40">S</text:p>
          </table:table-cell>
          <table:table-cell table:style-name="Table4.B44" office:value-type="string">
            <text:p text:style-name="Table_20_Contents">SOGoCalendarDAVAccessEnabled</text:p>
          </table:table-cell>
          <table:table-cell table:style-name="Table4.C44" office:value-type="string">
            <text:p text:style-name="Table_20_Contents">Parameter controlling WebDAV access to the <text:span text:style-name="T19">Calendar</text:span> collections.</text:p>
            <text:p text:style-name="Table_20_Contents">This can be used to deny access to these resources from Lightning for example.</text:p>
            <text:p text:style-name="Table_20_Contents">Defaults to <text:span text:style-name="Code_20__28_inline_29_"><text:span text:style-name="T8">YES</text:span></text:span> when unset.</text:p>
          </table:table-cell>
        </table:table-row>
        <table:table-row>
          <table:table-cell table:style-name="Table4.A2" office:value-type="string">
            <text:p text:style-name="P40">S</text:p>
          </table:table-cell>
          <table:table-cell table:style-name="Table4.B44" office:value-type="string">
            <text:p text:style-name="Table_20_Contents">SOGoSAML2PrivateKeyLocation</text:p>
          </table:table-cell>
          <table:table-cell table:style-name="Table4.C44" office:value-type="string">
            <text:p text:style-name="Table_20_Contents">The location of the SSL private key file on the filesystem that is used by SOGo to sign and encrypt communications with the SAML2 identity provider. This file must be generated for each running SOGo service (rather than <text:soft-page-break/>host).</text:p>
          </table:table-cell>
        </table:table-row>
        <table:table-row>
          <table:table-cell table:style-name="Table4.A2" office:value-type="string">
            <text:p text:style-name="P40">S</text:p>
          </table:table-cell>
          <table:table-cell table:style-name="Table4.B44" office:value-type="string">
            <text:p text:style-name="Table_20_Contents">SOGoSAML2CertiticateLocation</text:p>
          </table:table-cell>
          <table:table-cell table:style-name="Table4.C44"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40">S</text:p>
          </table:table-cell>
          <table:table-cell table:style-name="Table4.B44" office:value-type="string">
            <text:p text:style-name="Table_20_Contents">SOGoSAML2IdpMetadataLocation</text:p>
          </table:table-cell>
          <table:table-cell table:style-name="Table4.C44"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40">S</text:p>
          </table:table-cell>
          <table:table-cell table:style-name="Table4.B44" office:value-type="string">
            <text:p text:style-name="Table_20_Contents">SOGoSAML2IdpPublicKeyLocation</text:p>
          </table:table-cell>
          <table:table-cell table:style-name="Table4.C44"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40">S</text:p>
          </table:table-cell>
          <table:table-cell table:style-name="Table4.B44" office:value-type="string">
            <text:p text:style-name="Table_20_Contents">SOGoSAML2IdpCertificateLocation</text:p>
          </table:table-cell>
          <table:table-cell table:style-name="Table4.C44"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40">S</text:p>
          </table:table-cell>
          <table:table-cell table:style-name="Table4.B44" office:value-type="string">
            <text:p text:style-name="Table_20_Contents">SOGoSAML2LogoutEnabled</text:p>
          </table:table-cell>
          <table:table-cell table:style-name="Table4.C44"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40">D</text:p>
          </table:table-cell>
          <table:table-cell table:style-name="Table4.B44" office:value-type="string">
            <text:p text:style-name="Table_20_Contents">SOGoTimeZone</text:p>
          </table:table-cell>
          <table:table-cell table:style-name="Table4.C44" office:value-type="string">
            <text:p text:style-name="Table_20_Contents"><text:span text:style-name="T5">Parameter used to set a default time zone for users. The default timezone is set to </text:span><text:span text:style-name="Code_20__28_inline_29_"><text:span text:style-name="T5">UTC</text:span></text:span><text:span text:style-name="T5">.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5">/usr/share/zoneinfo</text:span></text:span><text:span text:style-name="T5">. Listing the available files will give you the name of the available time zones. This could be </text:span><text:span text:style-name="Code_20__28_inline_29_"><text:span text:style-name="T5">America/New_York, Europe/Berlin, Asia/Tokyo </text:span></text:span><text:span text:style-name="T5">or</text:span><text:span text:style-name="Code_20__28_inline_29_"><text:span text:style-name="T5"> Africa/Lubumbashi.</text:span></text:span></text:p>
            <text:p text:style-name="Table_20_Contents"><text:span text:style-name="T5">In our example, we set the time zone to </text:span><text:span text:style-name="Code_20__28_inline_29_"><text:span text:style-name="T5">America/Montreal</text:span></text:span></text:p>
          </table:table-cell>
        </table:table-row>
        <table:table-row>
          <table:table-cell table:style-name="Table4.A2" office:value-type="string">
            <text:p text:style-name="P40">D</text:p>
          </table:table-cell>
          <table:table-cell table:style-name="Table4.B44" office:value-type="string">
            <text:p text:style-name="Table_20_Contents">SOGoMailDomain</text:p>
          </table:table-cell>
          <table:table-cell table:style-name="Table4.C4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40">D</text:p>
          </table:table-cell>
          <table:table-cell table:style-name="Table4.B44" office:value-type="string">
            <text:p text:style-name="Table_20_Contents">SOGoAppointmentSendEMailNotifications</text:p>
          </table:table-cell>
          <table:table-cell table:style-name="Table4.C44" office:value-type="string">
            <text:p text:style-name="Table_20_Contents">Parameter used to set whether SOGo sends or not email notifications to meeting participants. Possible values are :</text:p>
            <text:list xml:id="list5145341891358900511" text:style-name="L9">
              <text:list-header>
                <text:p text:style-name="P96">• YES – to send notifications</text:p>
                <text:p text:style-name="P96">• NO – to not send notifications</text:p>
                <text:p text:style-name="P96">Defaults to <text:span text:style-name="T8">NO</text:span> when unset.</text:p>
              </text:list-header>
            </text:list>
          </table:table-cell>
        </table:table-row>
        <table:table-row>
          <table:table-cell table:style-name="Table4.A2" office:value-type="string">
            <text:p text:style-name="P40">D</text:p>
          </table:table-cell>
          <table:table-cell table:style-name="Table4.B44" office:value-type="string">
            <text:p text:style-name="Table_20_Contents">SOGoFoldersSendEMailNotifications</text:p>
          </table:table-cell>
          <table:table-cell table:style-name="Table4.C44" office:value-type="string">
            <text:p text:style-name="Table_20_Contents">Same as above, but the notifications are triggered on the creation of a calendar or an address book.</text:p>
          </table:table-cell>
        </table:table-row>
        <text:soft-page-break/>
        <table:table-row>
          <table:table-cell table:style-name="Table4.A2" office:value-type="string">
            <text:p text:style-name="P40">D</text:p>
          </table:table-cell>
          <table:table-cell table:style-name="Table4.B44" office:value-type="string">
            <text:p text:style-name="Table_20_Contents">SOGoACLsSendEMailNotifications</text:p>
          </table:table-cell>
          <table:table-cell table:style-name="Table4.C4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40">D</text:p>
          </table:table-cell>
          <table:table-cell table:style-name="Table4.B44" office:value-type="string">
            <text:p text:style-name="Table_20_Contents">SOGoCalendarDefaultRoles</text:p>
          </table:table-cell>
          <table:table-cell table:style-name="Table4.C44"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1749659279" text:continue-numbering="true" text:style-name="L9">
              <text:list-header>
                <text:p text:style-name="P96">• Public</text:p>
                <text:p text:style-name="P96">• Confidential</text:p>
                <text:p text:style-name="P96">• Private</text:p>
                <text:p text:style-name="P96">And each string must end with one of those values:</text:p>
                <text:p text:style-name="P96">• Viewer</text:p>
                <text:p text:style-name="P96">• DAndTViewer</text:p>
                <text:p text:style-name="P96">• Modifier</text:p>
                <text:p text:style-name="P96">• Responder</text:p>
                <text:p text:style-name="P96">The array can also contain one or many of the following strings:</text:p>
                <text:p text:style-name="P88">• Ob<text:span text:style-name="T22">jectCreator</text:span></text:p>
                <text:p text:style-name="P88"><text:span text:style-name="T22">• Ob</text:span>jectEraser</text:p>
              </text:list-header>
            </text:list>
            <text:p text:style-name="Table_20_Contents">Example: <text:span text:style-name="T9">SOGoCalendarDefaultRoles = ("ObjectCreator", "PublicViewer");</text:span></text:p>
            <text:p text:style-name="Table_20_Contents">Defaults to no role when unset. Recommended values are <text:span text:style-name="T9">"PublicViewer" </text:span><text:span text:style-name="T24">and</text:span><text:span text:style-name="T9"> “ConfidentialDAndTViewer”.</text:span></text:p>
          </table:table-cell>
        </table:table-row>
        <table:table-row>
          <table:table-cell table:style-name="Table4.A2" office:value-type="string">
            <text:p text:style-name="P40">D</text:p>
          </table:table-cell>
          <table:table-cell table:style-name="Table4.B44" office:value-type="string">
            <text:p text:style-name="Table_20_Contents">SOGoContactsDefaultRoles</text:p>
          </table:table-cell>
          <table:table-cell table:style-name="Table4.C44"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230277566" text:continue-numbering="true" text:style-name="L9">
              <text:list-header>
                <text:p text:style-name="P88">• Obje<text:span text:style-name="T22">ctViewer</text:span></text:p>
                <text:p text:style-name="P97">• ObjectEditor</text:p>
                <text:p text:style-name="P97">• ObjectCreator</text:p>
                <text:p text:style-name="P88"><text:span text:style-name="T22">• Obje</text:span>ctEraser</text:p>
              </text:list-header>
            </text:list>
            <text:p text:style-name="Table_20_Contents">Example: <text:span text:style-name="T9">SOGoContactsDefaultRoles = ("ObjectEditor");</text:span></text:p>
            <text:p text:style-name="Table_20_Contents">Defaults to no role when unset.</text:p>
          </table:table-cell>
        </table:table-row>
        <table:table-row>
          <table:table-cell table:style-name="Table4.A2" office:value-type="string">
            <text:p text:style-name="P40">D</text:p>
          </table:table-cell>
          <table:table-cell table:style-name="Table4.B44" office:value-type="string">
            <text:p text:style-name="Table_20_Contents">SOGoSuperUsernames</text:p>
          </table:table-cell>
          <table:table-cell table:style-name="Table4.C4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45"><text:span text:style-name="Code_20__28_inline_29_">SOGoSuperUsernames = (&lt;username1&gt;[, &lt;username2&gt;, ...]);</text:span></text:p>
          </table:table-cell>
        </table:table-row>
        <table:table-row>
          <table:table-cell table:style-name="Table4.A2" office:value-type="string">
            <text:p text:style-name="P40">U</text:p>
          </table:table-cell>
          <table:table-cell table:style-name="Table4.B44" office:value-type="string">
            <text:p text:style-name="Table_20_Contents">SOGoLanguage</text:p>
          </table:table-cell>
          <table:table-cell table:style-name="Table4.C44" office:value-type="string">
            <text:p text:style-name="Table_20_Contents">Parameter used to set the default language used <text:soft-page-break/>in the Web interface for SOGo. Possible values are :</text:p>
            <text:list xml:id="list1857357299" text:continue-numbering="true" text:style-name="L9">
              <text:list-header>
                <text:p text:style-name="P88">• Braz<text:span text:style-name="T22">ilianPortuguese</text:span></text:p>
                <text:p text:style-name="P97">• Czech</text:p>
                <text:p text:style-name="P97">• Dutch</text:p>
                <text:p text:style-name="P98">• English</text:p>
                <text:p text:style-name="P98">• French</text:p>
                <text:p text:style-name="P98">• German</text:p>
                <text:p text:style-name="P98">• Hungarian</text:p>
              </text:list-header>
            </text:list>
            <text:list xml:id="list638348276" text:style-name="L9">
              <text:list-header>
                <text:p text:style-name="P97">• Italian</text:p>
                <text:p text:style-name="P97">• Russian</text:p>
                <text:p text:style-name="P97">• Spanish</text:p>
                <text:p text:style-name="P97">• Swedish</text:p>
                <text:p text:style-name="P88"><text:span text:style-name="T22">• Wel</text:span>sh</text:p>
              </text:list-header>
            </text:list>
          </table:table-cell>
        </table:table-row>
        <table:table-row>
          <table:table-cell table:style-name="Table4.A2" office:value-type="string">
            <text:p text:style-name="P40">D</text:p>
          </table:table-cell>
          <table:table-cell table:style-name="Table4.B44" office:value-type="string">
            <text:p text:style-name="Table_20_Contents">SOGoNotifyOnPersonalModifications</text:p>
          </table:table-cell>
          <table:table-cell table:style-name="Table4.C44" office:value-type="string">
            <text:p text:style-name="Table_20_Contents">Parameter used to set whether SOGo sends or not email receipts when someone changes his/her own calendar. Possible values are :</text:p>
            <text:list xml:id="list2129668932" text:continue-list="list1857357299" text:style-name="L9">
              <text:list-header>
                <text:p text:style-name="P96">• YES – to send notifications</text:p>
                <text:p text:style-name="P96">•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4" office:value-type="string">
            <text:p text:style-name="Table_20_Contents">SOGoNotifyOnExternalModifications</text:p>
          </table:table-cell>
          <table:table-cell table:style-name="Table4.C44" office:value-type="string">
            <text:p text:style-name="Table_20_Contents">Parameter used to set whether SOGo sends or not email receipts when a modification is being done to his/her own calendar by someone else. Possible values are :</text:p>
            <text:list xml:id="list436149359" text:continue-numbering="true" text:style-name="L9">
              <text:list-header>
                <text:p text:style-name="P96">• YES – to send notifications</text:p>
                <text:p text:style-name="P96">•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4" office:value-type="string">
            <text:p text:style-name="Table_20_Contents">SOGoLDAPContactInfoAttribute</text:p>
          </table:table-cell>
          <table:table-cell table:style-name="Table4.C4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40">D</text:p>
          </table:table-cell>
          <table:table-cell table:style-name="Table4.B44" office:value-type="string">
            <text:p text:style-name="Table_20_Contents">SOGoiPhoneForceAllDayTransparency</text:p>
          </table:table-cell>
          <table:table-cell table:style-name="Table4.C44" office:value-type="string">
            <text:p text:style-name="P46">When set to <text:span text:style-name="T8">YES</text:span>, this will force all-day events sent over by iPhone OS based devices to be transparent. This means that the all-day events will not be considered during freebusy lookups. Defaults to <text:span text:style-name="T8">NO</text:span> when unset.</text:p>
          </table:table-cell>
        </table:table-row>
        <table:table-row>
          <table:table-cell table:style-name="Table4.A2" office:value-type="string">
            <text:p text:style-name="P40">S</text:p>
          </table:table-cell>
          <table:table-cell table:style-name="Table4.B44" office:value-type="string">
            <text:p text:style-name="Table_20_Contents">SOGoEnablePublicAccess</text:p>
          </table:table-cell>
          <table:table-cell table:style-name="Table4.C44" office:value-type="string">
            <text:p text:style-name="P46">Parameter used to allow or not your users to share publicly (ie., requiring not authentication) their calendars and address books.</text:p>
            <text:p text:style-name="P46">Possible values are :</text:p>
            <text:list xml:id="list200943286" text:continue-numbering="true" text:style-name="L9">
              <text:list-header>
                <text:p text:style-name="P96">• YES – to allow them</text:p>
                <text:p text:style-name="P96">• NO – to prevent them from doing so</text:p>
              </text:list-header>
            </text:list>
            <text:p text:style-name="P46">Defaults to <text:span text:style-name="T8">NO</text:span> when unset.</text:p>
          </table:table-cell>
        </table:table-row>
        <text:soft-page-break/>
        <table:table-row>
          <table:table-cell table:style-name="Table4.A2" office:value-type="string">
            <text:p text:style-name="P40">S</text:p>
          </table:table-cell>
          <table:table-cell table:style-name="Table4.B44" office:value-type="string">
            <text:p text:style-name="Table_20_Contents">SOGoPasswordChangeEnabled</text:p>
          </table:table-cell>
          <table:table-cell table:style-name="Table4.C44" office:value-type="string">
            <text:p text:style-name="P46">Parameter used to allow or not users to change their passwords from SOGo.</text:p>
            <text:p text:style-name="P46">Possible values are :</text:p>
            <text:list xml:id="list609868502" text:continue-numbering="true" text:style-name="L9">
              <text:list-header>
                <text:p text:style-name="P96">• YES – to allow them</text:p>
                <text:p text:style-name="P96">• NO – to prevent them from doing so</text:p>
              </text:list-header>
            </text:list>
            <text:p text:style-name="P46">Defaults to <text:span text:style-name="T8">NO</text:span> when unset.</text:p>
            <text:p text:style-name="P46">For this feature to work properly when authenticating against AD or Samba4, the LDAP connection <text:span text:style-name="T31">must</text:span><text:span text:style-name="T2"> use SSL/TLS. Server side restrictions can also cause the password change to fail, in which case SOGo will only log a '</text:span><text:span text:style-name="T20">Constraint violation (0x13)</text:span><text:span text:style-name="T2">'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40">S</text:p>
          </table:table-cell>
          <table:table-cell table:style-name="Table4.B44" office:value-type="string">
            <text:p text:style-name="Table_20_Contents">SOGoSupportedLanguages</text:p>
          </table:table-cell>
          <table:table-cell table:style-name="Table4.C44" office:value-type="string">
            <text:p text:style-name="P46">Parameter used to configure which languages are available from SOGo's Web interface. Available languages are specified as an array of string. The default value is :</text:p>
            <text:p text:style-name="P47"><text:s/>( "Czech", "Welsh", "English", "Spanish", "French", "German", "Italian", "Hungarian", "Dutch", "BrazilianPortuguese", "Polish", "Russian", Ukrainian", "Swedish" )</text:p>
          </table:table-cell>
        </table:table-row>
        <table:table-row>
          <table:table-cell table:style-name="Table4.A2" office:value-type="string">
            <text:p text:style-name="P40">D</text:p>
          </table:table-cell>
          <table:table-cell table:style-name="Table4.B44" office:value-type="string">
            <text:p text:style-name="Table_20_Contents">SOGoHideSystemEMail</text:p>
          </table:table-cell>
          <table:table-cell table:style-name="Table4.C44" office:value-type="string">
            <text:p text:style-name="Table_20_Contents"><text:span text:style-name="T6">Parameter used to control if SOGo should hide or not the system email address (UIDFieldName</text:span><text:span text:style-name="T19">@SOGoMailDomain</text:span><text:span text:style-name="T6">). This is currently limited to CalDAV (</text:span><text:span text:style-name="T7">calendar-user-address-set</text:span><text:span text:style-name="T6">).</text:span></text:p>
            <text:p text:style-name="P46">Defaults to <text:span text:style-name="T8">NO</text:span> when unset.</text:p>
          </table:table-cell>
        </table:table-row>
        <table:table-row>
          <table:table-cell table:style-name="Table4.A2" office:value-type="string">
            <text:p text:style-name="P40">D</text:p>
          </table:table-cell>
          <table:table-cell table:style-name="Table4.B44" office:value-type="string">
            <text:p text:style-name="Table_20_Contents">SOGoSearchMinimumWordLength</text:p>
          </table:table-cell>
          <table:table-cell table:style-name="Table4.C44"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30">rd</text:span> typed character.</text:p>
          </table:table-cell>
        </table:table-row>
        <table:table-row>
          <table:table-cell table:style-name="Table4.A2" office:value-type="string">
            <text:p text:style-name="P40">S</text:p>
          </table:table-cell>
          <table:table-cell table:style-name="Table4.B44" office:value-type="string">
            <text:p text:style-name="Table_20_Contents">SOGoMaximumFailedLoginCount</text:p>
          </table:table-cell>
          <table:table-cell table:style-name="Table4.C44" office:value-type="string">
            <text:p text:style-name="Table_20_Contents">Parameter used to control the number of failed login attempts required during <text:span text:style-name="T19">SOGoMaximumFailedLoginInterval</text:span> seconds or more. If conditions are met, the account will be blocked for <text:span text:style-name="T19">SOGoFailedLoginBlockInterval</text:span> seconds since the first failed login attempt. Default value is 0, or disabled.</text:p>
          </table:table-cell>
        </table:table-row>
        <table:table-row>
          <table:table-cell table:style-name="Table4.A2" office:value-type="string">
            <text:p text:style-name="P40">S</text:p>
          </table:table-cell>
          <table:table-cell table:style-name="Table4.B44" office:value-type="string">
            <text:p text:style-name="Table_20_Contents">SOGoMaximumFailedLoginInterval</text:p>
          </table:table-cell>
          <table:table-cell table:style-name="Table4.C44" office:value-type="string">
            <text:p text:style-name="Table_20_Contents">Number of seconds, defaults to 10.</text:p>
          </table:table-cell>
        </table:table-row>
        <text:soft-page-break/>
        <table:table-row>
          <table:table-cell table:style-name="Table4.A2" office:value-type="string">
            <text:p text:style-name="P40">S</text:p>
          </table:table-cell>
          <table:table-cell table:style-name="Table4.B44" office:value-type="string">
            <text:p text:style-name="Table_20_Contents">SOGoFailedLoginBlockInterval</text:p>
          </table:table-cell>
          <table:table-cell table:style-name="Table4.C44" office:value-type="string">
            <text:p text:style-name="Table_20_Contents">Number of seconds, defaults to 300 (or 5 minutes). Note that <text:span text:style-name="T19">SOGoCacheCleanupInterval</text:span> must be set to a value equal or higher than <text:span text:style-name="T19">SOGoFailedLoginBlockInterval.</text:span></text:p>
          </table:table-cell>
        </table:table-row>
        <table:table-row>
          <table:table-cell table:style-name="Table4.A2" office:value-type="string">
            <text:p text:style-name="P40">S</text:p>
          </table:table-cell>
          <table:table-cell table:style-name="Table4.B44" office:value-type="string">
            <text:p text:style-name="Table_20_Contents">SOGoMaximumMessageSubmissionCount</text:p>
          </table:table-cell>
          <table:table-cell table:style-name="Table4.C44" office:value-type="string">
            <text:p text:style-name="Table_20_Contents">Parameter used to control the number of email messages a user can send from SOGo's webmail interface, to <text:span text:style-name="T19">SOGoMaximumRecipientCount</text:span>, in <text:span text:style-name="T19">SOGoMaximumSubmissionInterval</text:span> seconds or more. If conditions are met or exceeded, the user won't be able to send mails for <text:span text:style-name="T19">SOGoMessageSubmissionBlockInterval</text:span> second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RecipientCount</text:p>
          </table:table-cell>
          <table:table-cell table:style-name="Table4.C46" office:value-type="string">
            <text:p text:style-name="Table_20_Contents">Maximum number of recipient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SubmissionInterval</text:p>
          </table:table-cell>
          <table:table-cell table:style-name="Table4.C46" office:value-type="string">
            <text:p text:style-name="Table_20_Contents">Number of seconds, defaults to 30.</text:p>
          </table:table-cell>
        </table:table-row>
        <table:table-row table:style-name="Table4.47">
          <table:table-cell table:style-name="Table4.A2" office:value-type="string">
            <text:p text:style-name="P40">S</text:p>
          </table:table-cell>
          <table:table-cell table:style-name="Table4.B47" office:value-type="string">
            <text:p text:style-name="Table_20_Contents">SOGoMessageSubmissionBlockInterval</text:p>
          </table:table-cell>
          <table:table-cell table:style-name="Table4.C47" office:value-type="string">
            <text:p text:style-name="Table_20_Contents">Number of seconds, default to 300 (or 5 minutes). Note that <text:span text:style-name="T19">SOGoCacheCleanupInterval</text:span> must be set to a value equal or higher than <text:span text:style-name="T19">SOGoFailedLoginBlockInterval.</text:span></text:p>
          </table:table-cell>
        </table:table-row>
      </table:table>
      <text:p text:style-name="Standard"/>
      <text:h text:style-name="P109"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9">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2"><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oft-page-break/><text:s text:c="4"/>}</text:p>
      <text:p text:style-name="Code">);</text:p>
      <text:p text:style-name="P25"/>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9">.GNUstepDefaults</text:span> file, the following filter to return only entries belonging to the organization <text:span text:style-name="T19">Inverse </text:span><text:span text:style-name="T16">with a </text:span><text:span text:style-name="T19">mail</text:span><text:span text:style-name="T16"> address and not </text:span><text:span text:style-name="T19">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5"/>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26"/>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3">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9">canAuthenticate</text:span> must be set to <text:span text:style-name="T9">YES</text:span> and a group must have a valid email address). In order for SOGo to determine if a specific LDAP entry is a group, SOGo will look for one of the following objectClass attributes :</text:p>
      <text:p text:style-name="P35"><text:soft-page-break/>❏<text:tab/>group</text:p>
      <text:p text:style-name="P35">❏<text:tab/>groupOfNames</text:p>
      <text:p text:style-name="P35">❏<text:tab/>groupOfUniqueNames</text:p>
      <text:p text:style-name="P35">❏<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9">isAddressBook</text:span> parameter to <text:span text:style-name="T9">YES</text:span> or <text:span text:style-name="T9">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4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40"/>
          </table:table-cell>
          <table:table-cell table:style-name="Table5.B2" office:value-type="string">
            <text:p text:style-name="P48">type</text:p>
          </table:table-cell>
          <table:table-cell table:style-name="Table5.B2" office:value-type="string">
            <text:p text:style-name="P61">the type of <text:span text:style-name="T22">this</text:span> user source, set to <text:span text:style-name="Code_20__28_inline_29_">ldap</text:span> for an LDAP source</text:p>
          </table:table-cell>
        </table:table-row>
        <table:table-row>
          <table:table-cell table:style-name="Table5.A2" office:value-type="string">
            <text:p text:style-name="P40"/>
          </table:table-cell>
          <table:table-cell table:style-name="Table5.B33" office:value-type="string">
            <text:p text:style-name="P48">id</text:p>
          </table:table-cell>
          <table:table-cell table:style-name="Table5.C33" office:value-type="string">
            <text:p text:style-name="P61">the identification name of the LDAP repository. This must <text:soft-page-break/>be unique – even when using multiple domains.</text:p>
          </table:table-cell>
        </table:table-row>
        <table:table-row>
          <table:table-cell table:style-name="Table5.A2" office:value-type="string">
            <text:p text:style-name="P40"/>
          </table:table-cell>
          <table:table-cell table:style-name="Table5.B33" office:value-type="string">
            <text:p text:style-name="P48">CNFieldName</text:p>
          </table:table-cell>
          <table:table-cell table:style-name="Table5.C33" office:value-type="string">
            <text:p text:style-name="P61">the field that returns the complete name</text:p>
          </table:table-cell>
        </table:table-row>
        <table:table-row>
          <table:table-cell table:style-name="Table5.A2" office:value-type="string">
            <text:p text:style-name="P40"/>
          </table:table-cell>
          <table:table-cell table:style-name="Table5.B33" office:value-type="string">
            <text:p text:style-name="P48">IDFieldName</text:p>
          </table:table-cell>
          <table:table-cell table:style-name="Table5.C33" office:value-type="string">
            <text:p text:style-name="P61">the field that starts a user DN if bindFields is not used. This field must be unique across the entire SOGo domain</text:p>
          </table:table-cell>
        </table:table-row>
        <table:table-row>
          <table:table-cell table:style-name="Table5.A2" office:value-type="string">
            <text:p text:style-name="P40"/>
          </table:table-cell>
          <table:table-cell table:style-name="Table5.B33" office:value-type="string">
            <text:p text:style-name="P48">UIDFieldName</text:p>
          </table:table-cell>
          <table:table-cell table:style-name="Table5.C33" office:value-type="string">
            <text:p text:style-name="P62">the field that returns the login name of a user. <text:line-break/>The returned value <text:span text:style-name="T18">must be unique across the whole SOGo installation</text:span><text:span text:style-name="T17"> since it is used to identify the user in the </text:span><text:span text:style-name="T13">folder_info</text:span><text:span text:style-name="T17"> database table.</text:span></text:p>
          </table:table-cell>
        </table:table-row>
        <table:table-row>
          <table:table-cell table:style-name="Table5.A2" office:value-type="string">
            <text:p text:style-name="P40"/>
          </table:table-cell>
          <table:table-cell table:style-name="Table5.B33" office:value-type="string">
            <text:p text:style-name="P48">MailFieldNames</text:p>
          </table:table-cell>
          <table:table-cell table:style-name="Table5.C33" office:value-type="string">
            <text:p text:style-name="P62">an array of fields that returns the user's email addresses (defaults to <text:span text:style-name="Code_20__28_inline_29_">mail</text:span> when unset)</text:p>
          </table:table-cell>
        </table:table-row>
        <table:table-row>
          <table:table-cell table:style-name="Table5.A2" office:value-type="string">
            <text:p text:style-name="P40"/>
          </table:table-cell>
          <table:table-cell table:style-name="Table5.B33" office:value-type="string">
            <text:p text:style-name="P48">SearchFieldNames</text:p>
          </table:table-cell>
          <table:table-cell table:style-name="Table5.C33" office:value-type="string">
            <text:p text:style-name="P62">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40"/>
          </table:table-cell>
          <table:table-cell table:style-name="Table5.B33" office:value-type="string">
            <text:p text:style-name="P48">IMAPHostFieldName (optional)</text:p>
          </table:table-cell>
          <table:table-cell table:style-name="Table5.C33" office:value-type="string">
            <text:p text:style-name="P62">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40"/>
          </table:table-cell>
          <table:table-cell table:style-name="Table5.B33" office:value-type="string">
            <text:p text:style-name="P48">IMAPLoginFieldName (optional)</text:p>
          </table:table-cell>
          <table:table-cell table:style-name="Table5.C33" office:value-type="string">
            <text:p text:style-name="P62">the field that returns the IMAP login name for the user (defaults to the value of UIDFieldName when unset)</text:p>
          </table:table-cell>
        </table:table-row>
        <table:table-row>
          <table:table-cell table:style-name="Table5.A2" office:value-type="string">
            <text:p text:style-name="P40"/>
          </table:table-cell>
          <table:table-cell table:style-name="Table5.B33" office:value-type="string">
            <text:p text:style-name="P48">SieveHostFieldName (optional)</text:p>
          </table:table-cell>
          <table:table-cell table:style-name="Table5.C33" office:value-type="string">
            <text:p text:style-name="P62">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40"/>
          </table:table-cell>
          <table:table-cell table:style-name="Table5.B33" office:value-type="string">
            <text:p text:style-name="P48">baseDN</text:p>
          </table:table-cell>
          <table:table-cell table:style-name="Table5.C33" office:value-type="string">
            <text:p text:style-name="P62">the base DN of your user entries</text:p>
          </table:table-cell>
        </table:table-row>
        <table:table-row>
          <table:table-cell table:style-name="Table5.A2" office:value-type="string">
            <text:p text:style-name="P40"/>
          </table:table-cell>
          <table:table-cell table:style-name="Table5.B33" office:value-type="string">
            <text:p text:style-name="P48">KindFieldName (optional)</text:p>
          </table:table-cell>
          <table:table-cell table:style-name="Table5.C33" office:value-type="string">
            <text:p text:style-name="P62">if set, SOGo will try to determine if the value of the field corresponds to either “group”, “location” or “thing”. If that's the case, SOGo will consider the returned entry to be a resource.</text:p>
            <text:p text:style-name="P62"/>
            <text:p text:style-name="P62">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40"/>
          </table:table-cell>
          <table:table-cell table:style-name="Table5.B33" office:value-type="string">
            <text:p text:style-name="P48">MultipleBookingsFieldName (optional)</text:p>
          </table:table-cell>
          <table:table-cell table:style-name="Table5.C33" office:value-type="string">
            <text:p text:style-name="P62">The value of this attribute is the maximum number of concurrent events to which a resource can be part of at any point in time.</text:p>
            <text:p text:style-name="P62"/>
            <text:p text:style-name="P62">If this is set to 0, or if the attribute is missing, it means no limit.</text:p>
          </table:table-cell>
        </table:table-row>
        <table:table-row>
          <table:table-cell table:style-name="Table5.A2" office:value-type="string">
            <text:p text:style-name="P40"/>
          </table:table-cell>
          <table:table-cell table:style-name="Table5.B33" office:value-type="string">
            <text:p text:style-name="P48">filter (optional)</text:p>
          </table:table-cell>
          <table:table-cell table:style-name="Table5.C33" office:value-type="string">
            <text:p text:style-name="P62">The filter to use for LDAP queries, it should be defined as an EOQualifier. The following operators are supported:</text:p>
            <text:p text:style-name="P72">&lt;&gt; <text:span text:style-name="T26">inequality operator</text:span></text:p>
            <text:p text:style-name="P72">= <text:s/><text:span text:style-name="T26">equality operator</text:span></text:p>
            <text:p text:style-name="P64">Multiple qualifiers can be joined by using OR and AND, <text:soft-page-break/>they can also be grouped together by using parenthesis. Attribute values should be quoted to avoid unexpected behaviour.</text:p>
            <text:p text:style-name="P62"><text:span text:style-name="T27">For example:<text:line-break/></text:span><text:span text:style-name="T14">filter = “</text:span><text:span text:style-name="T9">(objectClass='mailUser' OR objectClass='mailGroup') AND accountStatus='active' AND uid &lt;&gt; 'alice'”;</text:span></text:p>
          </table:table-cell>
        </table:table-row>
        <table:table-row>
          <table:table-cell table:style-name="Table5.A2" office:value-type="string">
            <text:p text:style-name="P40"/>
          </table:table-cell>
          <table:table-cell table:style-name="Table5.B33" office:value-type="string">
            <text:p text:style-name="P48">scope (optional)</text:p>
          </table:table-cell>
          <table:table-cell table:style-name="Table5.C33" office:value-type="string">
            <text:p text:style-name="P62">either BASE, ONE or SUB</text:p>
          </table:table-cell>
        </table:table-row>
        <table:table-row>
          <table:table-cell table:style-name="Table5.A2" office:value-type="string">
            <text:p text:style-name="P40"/>
          </table:table-cell>
          <table:table-cell table:style-name="Table5.B33" office:value-type="string">
            <text:p text:style-name="P48">bindDN</text:p>
          </table:table-cell>
          <table:table-cell table:style-name="Table5.C33" office:value-type="string">
            <text:p text:style-name="P62">the DN of the login name to use for binding to your server</text:p>
          </table:table-cell>
        </table:table-row>
        <table:table-row>
          <table:table-cell table:style-name="Table5.A2" office:value-type="string">
            <text:p text:style-name="P40"/>
          </table:table-cell>
          <table:table-cell table:style-name="Table5.B33" office:value-type="string">
            <text:p text:style-name="P48">bindPassword</text:p>
          </table:table-cell>
          <table:table-cell table:style-name="Table5.C33" office:value-type="string">
            <text:p text:style-name="P62">its password</text:p>
          </table:table-cell>
        </table:table-row>
        <table:table-row>
          <table:table-cell table:style-name="Table5.A2" office:value-type="string">
            <text:p text:style-name="P40"/>
          </table:table-cell>
          <table:table-cell table:style-name="Table5.B33" office:value-type="string">
            <text:p text:style-name="P48">bindAsCurrentUser</text:p>
          </table:table-cell>
          <table:table-cell table:style-name="Table5.C33" office:value-type="string">
            <text:p text:style-name="P62">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40"/>
          </table:table-cell>
          <table:table-cell table:style-name="Table5.B33" office:value-type="string">
            <text:p text:style-name="P48">bindFields (optional)</text:p>
          </table:table-cell>
          <table:table-cell table:style-name="Table5.C33" office:value-type="string">
            <text:p text:style-name="P62">an array of fields to use when doing indirect binds</text:p>
          </table:table-cell>
        </table:table-row>
        <table:table-row>
          <table:table-cell table:style-name="Table5.A2" office:value-type="string">
            <text:p text:style-name="P40"/>
          </table:table-cell>
          <table:table-cell table:style-name="Table5.B33" office:value-type="string">
            <text:p text:style-name="P48">hostname</text:p>
          </table:table-cell>
          <table:table-cell table:style-name="Table5.C33" office:value-type="string">
            <text:p text:style-name="P62">a space-delimited list of LDAP URLs or LDAP hostnames.<text:line-break/>LDAP URLs are specified in RFC 4516 and have the following general format:</text:p>
            <text:p text:style-name="P65">scheme://host:port/DN?attributes?scope?filter?extensions</text:p>
            <text:p text:style-name="P62">Note that SOGo doesn't currently support <text:span text:style-name="T9">DN</text:span>, <text:span text:style-name="T9">attributes</text:span>, <text:span text:style-name="T9">scope</text:span> and <text:span text:style-name="T9">filter</text:span> in such URLs. <text:s/>Using them may have undefined side effects.<text:line-break/>URLs examples:<text:line-break/><text:span text:style-name="T9">ldap://127.0.0.1:3389 ldaps://127.0.0.1 ldap://127.0.0.1/????!StartTLS</text:span></text:p>
          </table:table-cell>
        </table:table-row>
        <table:table-row>
          <table:table-cell table:style-name="Table5.A2" office:value-type="string">
            <text:p text:style-name="P40"/>
          </table:table-cell>
          <table:table-cell table:style-name="Table5.B33" office:value-type="string">
            <text:p text:style-name="P48">port(deprecated)</text:p>
          </table:table-cell>
          <table:table-cell table:style-name="Table5.C33" office:value-type="string">
            <text:p text:style-name="P62">port number of the LDAP server.</text:p>
            <text:p text:style-name="P62">A non-default port should be part of the ldap URL in the hostname parameter. </text:p>
          </table:table-cell>
        </table:table-row>
        <table:table-row>
          <table:table-cell table:style-name="Table5.A2" office:value-type="string">
            <text:p text:style-name="P40"/>
          </table:table-cell>
          <table:table-cell table:style-name="Table5.B33" office:value-type="string">
            <text:p text:style-name="P48">encryption (deprecated)</text:p>
          </table:table-cell>
          <table:table-cell table:style-name="Table5.C33" office:value-type="string">
            <text:p text:style-name="P62">either SSL or STARTTLS</text:p>
            <text:p text:style-name="P62">SSL should be specified as 'ldaps://' in the LDAP URL. <text:s/>STARTTLS should be specified as a LDAP Extension in the LDAP URL (ex: <text:span text:style-name="T9">ldap://127.0.0.1/????!StartTLS</text:span>)</text:p>
          </table:table-cell>
        </table:table-row>
        <table:table-row>
          <table:table-cell table:style-name="Table5.A2" office:value-type="string">
            <text:p text:style-name="P40"/>
          </table:table-cell>
          <table:table-cell table:style-name="Table5.B33" office:value-type="string">
            <text:p text:style-name="P48">userPasswordAlgorithm</text:p>
          </table:table-cell>
          <table:table-cell table:style-name="Table5.C33" office:value-type="string">
            <text:p text:style-name="P61"><text:span text:style-name="T24">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24">http://wiki.dovecot.org/Authentication/PasswordSchemes</text:span></text:a><text:span text:style-name="T24">. <text:line-break/>Note that cram-md5 is not actually using cram-md5 (due to the lack of challenge-response mechanism), its <text:line-break/></text:span><text:soft-page-break/><text:span text:style-name="T24">just saving the intermediate MD5 context as Dovecot stores in its database.</text:span></text:p>
          </table:table-cell>
        </table:table-row>
        <table:table-row>
          <table:table-cell table:style-name="Table5.A2" office:value-type="string">
            <text:p text:style-name="P40"/>
          </table:table-cell>
          <table:table-cell table:style-name="Table5.B33" office:value-type="string">
            <text:p text:style-name="P48">canAuthenticate</text:p>
          </table:table-cell>
          <table:table-cell table:style-name="Table5.C33" office:value-type="string">
            <text:p text:style-name="P62">If set to YES, this LDAP source is used for authentication</text:p>
          </table:table-cell>
        </table:table-row>
        <table:table-row>
          <table:table-cell table:style-name="Table5.A2" office:value-type="string">
            <text:p text:style-name="P40"/>
          </table:table-cell>
          <table:table-cell table:style-name="Table5.B33" office:value-type="string">
            <text:p text:style-name="P48">passwordPolicy</text:p>
          </table:table-cell>
          <table:table-cell table:style-name="Table5.C33" office:value-type="string">
            <text:p text:style-name="P62">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40"/>
          </table:table-cell>
          <table:table-cell table:style-name="Table5.B33" office:value-type="string">
            <text:p text:style-name="P48">isAddressBook</text:p>
          </table:table-cell>
          <table:table-cell table:style-name="Table5.C33" office:value-type="string">
            <text:p text:style-name="P104">if set to YES, this LDAP source is used as a shared address book (with read-only access). <text:span text:style-name="T23">Note that if set to NO, autocompletion will not work for entries in this source and thus, freebusy lookups.</text:span></text:p>
          </table:table-cell>
        </table:table-row>
        <table:table-row>
          <table:table-cell table:style-name="Table5.A2" office:value-type="string">
            <text:p text:style-name="P40"/>
          </table:table-cell>
          <table:table-cell table:style-name="Table5.B33" office:value-type="string">
            <text:p text:style-name="P48">displayName (optional)</text:p>
          </table:table-cell>
          <table:table-cell table:style-name="Table5.C33" office:value-type="string">
            <text:p text:style-name="P62">if set as an address book, the human identification name of the LDAP repository</text:p>
          </table:table-cell>
        </table:table-row>
        <table:table-row>
          <table:table-cell table:style-name="Table5.A2" office:value-type="string">
            <text:p text:style-name="P40"/>
          </table:table-cell>
          <table:table-cell table:style-name="Table5.B33" office:value-type="string">
            <text:p text:style-name="P48">ModulesConstraints (optional)</text:p>
          </table:table-cell>
          <table:table-cell table:style-name="Table5.C33" office:value-type="string">
            <text:p text:style-name="P62">limits the access of any module through a constraint based on an LDAP attribute; must be a dictionary with keys <text:span text:style-name="Code_20__28_inline_29_">Mail</text:span>, and/or <text:span text:style-name="Code_20__28_inline_29_">Calendar</text:span>, for example:</text:p>
            <text:p text:style-name="P34">ModulesConstraints = {</text:p>
            <text:p text:style-name="P34"><text:tab/>Calendar = {</text:p>
            <text:p text:style-name="P34"><text:tab/><text:tab/>ou = employees;</text:p>
            <text:p text:style-name="P34"><text:tab/>};</text:p>
            <text:p text:style-name="P34">};</text:p>
          </table:table-cell>
        </table:table-row>
        <table:table-row>
          <table:table-cell table:style-name="Table5.A2" office:value-type="string">
            <text:p text:style-name="P40"/>
          </table:table-cell>
          <table:table-cell table:style-name="Table5.B33" office:value-type="string">
            <text:p text:style-name="P48">mapping</text:p>
          </table:table-cell>
          <table:table-cell table:style-name="Table5.C33" office:value-type="string">
            <text:p text:style-name="P62">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62"/>
            <text:p text:style-name="P62">See the LDAP Attribute Mapping section below for an example and a list of supported attributes.</text:p>
          </table:table-cell>
        </table:table-row>
        <table:table-row>
          <table:table-cell table:style-name="Table5.A2" office:value-type="string">
            <text:p text:style-name="P40"/>
          </table:table-cell>
          <table:table-cell table:style-name="Table5.B33" office:value-type="string">
            <text:p text:style-name="P48">objectClasses</text:p>
          </table:table-cell>
          <table:table-cell table:style-name="Table5.C33" office:value-type="string">
            <text:p text:style-name="P62">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40"/>
          </table:table-cell>
          <table:table-cell table:style-name="Table5.B33" office:value-type="string">
            <text:p text:style-name="P48">modifiers</text:p>
          </table:table-cell>
          <table:table-cell table:style-name="Table5.C33" office:value-type="string">
            <text:p text:style-name="P62">a list (array) of usernames that are authorized to perform modifications to the address book defined by this LDAP source</text:p>
          </table:table-cell>
        </table:table-row>
        <table:table-row>
          <table:table-cell table:style-name="Table5.A2" office:value-type="string">
            <text:p text:style-name="P40"/>
          </table:table-cell>
          <table:table-cell table:style-name="Table5.B33" office:value-type="string">
            <text:p text:style-name="P48">abOU</text:p>
          </table:table-cell>
          <table:table-cell table:style-name="Table5.C33" office:value-type="string">
            <text:p text:style-name="P62">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49">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22">used</text:span> to specify an attribute that should appear in autocompletion of the web interface.</text:p>
          </table:table-cell>
        </table:table-row>
        <table:table-row>
          <table:table-cell table:style-name="Table6.A2" office:value-type="string">
            <text:p text:style-name="P4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4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8636808894339131750" text:style-name="L10">
        <text:list-header>
          <text:p text:style-name="P84">❏<text:tab/>givenName</text:p>
          <text:p text:style-name="P84">❏<text:tab/>cn</text:p>
          <text:p text:style-name="P84">❏<text:tab/>mail</text:p>
          <text:p text:style-name="P84">❏<text:tab/>sn</text:p>
          <text:p text:style-name="P81"/>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9">mapping</text:span><text:span text:style-name="T16"> configuration parameter. </text:span></text:p>
      <text:p text:style-name="Text_20_body">For example, if the LDAP schema uses the <text:span text:style-name="T19">fax</text:span><text:span text:style-name="T16"> attribute to store the fax number, one could map it to the </text:span><text:span text:style-name="T19">facsimiletelephonenumber</text:span><text:span text:style-name="T16"> attribute like this:</text:span></text:p>
      <text:p text:style-name="P68">mapping = {</text:p>
      <text:p text:style-name="P68"><text:s text:c="3"/>facsimiletelephonenumber = ("fax", "facsimiletelephonenumber");</text:p>
      <text:p text:style-name="P68">};</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71">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9">or</text:span> cn <text:span text:style-name="T19">or</text:span><text:span text:style-name="T16">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71">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71">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71">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71">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Organization</text:p>
          </table:table-cell>
          <table:table-cell table:style-name="Table14.B2" office:value-type="string">
            <text:p text:style-name="Table_20_Contents">o</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c</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71">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text:soft-page-break/></text:p>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31">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31">the</text:span> <text:span text:style-name="T31">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31">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24"> utility, converting it to PEM format and appending it to the ca-certificates.crt file. (The name and location of that file differs between distributions). Basically:</text:span></text:span></text:p>
      <text:p text:style-name="P11"><text:soft-page-break/>#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31">When CASifying sieve, this means that the </text:span><text:span text:style-name="T15">-s </text:span><text:span text:style-name="T31">parameter of </text:span><text:span text:style-name="T15">pam_cas</text:span><text:span text:style-name="T31"> should be the same for both IMAP and Sieve</text:span>, otherwise the CAS server will complain:</text:p>
      <text:p text:style-name="P68">ERROR [org.jasig.cas.CentralAuthenticationServiceImpl] - ServiceTicket [ST-31740-hoV1brhhwMNfnBkSMVUw-ocas] with service [imap://myimapserver does not match supplied service [sieve://mysieveserver:2000]</text:p>
      <text:p text:style-name="P69">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lt;hostname&gt;/SOGo/saml2-metadata</text:span> for registration with the identity provider.</text:p>
      <text:p text:style-name="Standard"><text:soft-page-break/>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26"/>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26"/>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4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4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text:soft-page-break/>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4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24">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40">D</text:p>
          </table:table-cell>
          <table:table-cell table:style-name="Table7.B4" office:value-type="string">
            <text:p text:style-name="Table_20_Contents">OCSEMailAlarmsFolderURL</text:p>
          </table:table-cell>
          <table:table-cell table:style-name="Table7.C4" office:value-type="string">
            <text:p text:style-name="P3"><text:span text:style-name="T24">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4"/>
      <text:p text:style-name="Standard"><text:span text:style-name="T25">If you're using MySQL, make</text:span> sure in your <text:span text:style-name="T9">my.cnf</text:span> file you have :<text:line-break/><text:line-break/><text:span text:style-name="T9">[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9">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4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42"/>
          </table:table-cell>
          <table:table-cell table:style-name="Table8.B7" office:value-type="string">
            <text:p text:style-name="P48">type</text:p>
          </table:table-cell>
          <table:table-cell table:style-name="Table8.C7" office:value-type="string">
            <text:p text:style-name="P61">the type of <text:span text:style-name="T22">this</text:span> user source, set to <text:span text:style-name="Code_20__28_inline_29_">sql</text:span> for a SQL source</text:p>
          </table:table-cell>
        </table:table-row>
        <table:table-row table:style-name="Table8.1">
          <table:table-cell table:style-name="Table8.A2" office:value-type="string">
            <text:p text:style-name="P42"/>
          </table:table-cell>
          <table:table-cell table:style-name="Table8.B7" office:value-type="string">
            <text:p text:style-name="P48">id</text:p>
          </table:table-cell>
          <table:table-cell table:style-name="Table8.C7" office:value-type="string">
            <text:p text:style-name="P61">the identification name of the SQL repository. This must be unique – even when using multiple domains.</text:p>
          </table:table-cell>
        </table:table-row>
        <table:table-row table:style-name="Table8.1">
          <table:table-cell table:style-name="Table8.A2" office:value-type="string">
            <text:p text:style-name="P42"/>
          </table:table-cell>
          <table:table-cell table:style-name="Table8.B7" office:value-type="string">
            <text:p text:style-name="P48">viewURL</text:p>
          </table:table-cell>
          <table:table-cell table:style-name="Table8.C7" office:value-type="string">
            <text:p text:style-name="P57">database URL of the view used by SOGo. The view expects columns to be present. Required columns are :</text:p>
            <text:list xml:id="list1468303414" text:continue-list="list609868502" text:style-name="L9">
              <text:list-header>
                <text:p text:style-name="P102">• <text:span text:style-name="T9">c_uid</text:span> : will be used for authentication – it's a username or username@domain.tld</text:p>
                <text:p text:style-name="P102">• <text:span text:style-name="T9">c_name</text:span> : will be used to uniquely identify entries – which can be identical to c_uid </text:p>
                <text:p text:style-name="P102">• <text:span text:style-name="T9">c_password</text:span> : password of the user, plain text, crypt, md5 or sha encoded </text:p>
                <text:p text:style-name="P102">• <text:span text:style-name="T9">c_cn</text:span> : the user's common name</text:p>
                <text:p text:style-name="P102">• <text:span text:style-name="T9">mail</text:span> : the user's email address</text:p>
                <text:p text:style-name="P103">Other columns can exist and will actually be mapped automatically if they have the same name as popular LDAP attributes (such as <text:span text:style-name="T9">givenName</text:span>, <text:span text:style-name="T9">sn</text:span>, <text:span text:style-name="T9">department</text:span>, <text:span text:style-name="T9">title</text:span>, <text:span text:style-name="T9">telephoneNumber</text:span>, etc.)</text:p>
              </text:list-header>
            </text:list>
          </table:table-cell>
        </table:table-row>
        <table:table-row table:style-name="Table8.1">
          <table:table-cell table:style-name="Table8.A2" office:value-type="string">
            <text:p text:style-name="P42"/>
          </table:table-cell>
          <table:table-cell table:style-name="Table8.B7" office:value-type="string">
            <text:p text:style-name="P48">userPasswordAlgorithm</text:p>
          </table:table-cell>
          <table:table-cell table:style-name="Table8.C7" office:value-type="string">
            <text:p text:style-name="P61"><text:span text:style-name="T24">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9">{scheme}encryptedPass</text:span><text:span text:style-name="T24">. <text:line-break/>If no scheme is given, userPasswordAlgorithm is used instead. The schemes listed above follow the algorithms <text:line-break/>described in </text:span><text:a xlink:type="simple" xlink:href="http://wiki.dovecot.org/Authentication/PasswordSchemes"><text:span text:style-name="T24">http://wiki.dovecot.org/Authentication/PasswordSchemes</text:span></text:a><text:span text:style-name="T24">. <text:line-break/>Note that cram-md5 is not actually using cram-md5 (due to the lack of challenge-response mechanism), its <text:line-break/>just saving the intermediate MD5 context as Dovecot stores in its database. </text:span></text:p>
          </table:table-cell>
        </table:table-row>
        <table:table-row table:style-name="Table8.1">
          <table:table-cell table:style-name="Table8.A2" office:value-type="string">
            <text:p text:style-name="P42"/>
          </table:table-cell>
          <table:table-cell table:style-name="Table8.B7" office:value-type="string">
            <text:p text:style-name="P48">prependPasswordScheme </text:p>
          </table:table-cell>
          <table:table-cell table:style-name="Table8.C7" office:value-type="string">
            <text:p text:style-name="P61">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9">{scheme}encryptedPass</text:span>. </text:p>
          </table:table-cell>
        </table:table-row>
        <table:table-row table:style-name="Table8.1">
          <table:table-cell table:style-name="Table8.A2" office:value-type="string">
            <text:p text:style-name="P42"/>
          </table:table-cell>
          <table:table-cell table:style-name="Table8.B7" office:value-type="string">
            <text:p text:style-name="P48">canAuthenticate</text:p>
          </table:table-cell>
          <table:table-cell table:style-name="Table8.C7" office:value-type="string">
            <text:p text:style-name="P62">if set to <text:span text:style-name="Code_20__28_inline_29_">YES</text:span>, this SQL source is used for authentication</text:p>
          </table:table-cell>
        </table:table-row>
        <table:table-row table:style-name="Table8.1">
          <table:table-cell table:style-name="Table8.A8" office:value-type="string">
            <text:p text:style-name="P42"/>
          </table:table-cell>
          <table:table-cell table:style-name="Table8.B8" office:value-type="string">
            <text:p text:style-name="P38">isAddressBook</text:p>
          </table:table-cell>
          <table:table-cell table:style-name="Table8.B8" office:value-type="string">
            <text:p text:style-name="P63">if set to YES, this SQL source is used as a shared address book (with read-only access). <text:span text:style-name="T44">Note that if set to NO, autocompletion will not work for entries in this source and thus, freebusy lookups.</text:span></text:p>
          </table:table-cell>
        </table:table-row>
        <text:soft-page-break/>
        <table:table-row table:style-name="Table8.1">
          <table:table-cell table:style-name="Table8.A8" office:value-type="string">
            <text:p text:style-name="P42"/>
          </table:table-cell>
          <table:table-cell table:style-name="Table8.B8" office:value-type="string">
            <text:p text:style-name="P38">authenticationFilter (optional)</text:p>
          </table:table-cell>
          <table:table-cell table:style-name="Table8.B8" office:value-type="string">
            <text:p text:style-name="P63">a filter that limits which users can authenticate from this source</text:p>
          </table:table-cell>
        </table:table-row>
        <table:table-row table:style-name="Table8.1">
          <table:table-cell table:style-name="Table8.A18" office:value-type="string">
            <text:p text:style-name="P40"/>
          </table:table-cell>
          <table:table-cell table:style-name="Table8.B8" office:value-type="string">
            <text:p text:style-name="P38">displayName (optional)</text:p>
          </table:table-cell>
          <table:table-cell table:style-name="Table8.B8" office:value-type="string">
            <text:p text:style-name="P63">if set as an address book, the human identification name of the SQL repository</text:p>
          </table:table-cell>
        </table:table-row>
        <table:table-row table:style-name="Table8.1">
          <table:table-cell table:style-name="Table8.A18" office:value-type="string">
            <text:p text:style-name="P42"/>
          </table:table-cell>
          <table:table-cell table:style-name="Table8.B8" office:value-type="string">
            <text:p text:style-name="P38">LoginFieldNames (optional)</text:p>
          </table:table-cell>
          <table:table-cell table:style-name="Table8.B8" office:value-type="string">
            <text:p text:style-name="P63">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8" office:value-type="string">
            <text:p text:style-name="P38">MailFieldNames (optional)</text:p>
          </table:table-cell>
          <table:table-cell table:style-name="Table8.B8" office:value-type="string">
            <text:p text:style-name="P63">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40"/>
          </table:table-cell>
          <table:table-cell table:style-name="Table8.B8" office:value-type="string">
            <text:p text:style-name="P38">IMAPHostFieldName (optional)</text:p>
          </table:table-cell>
          <table:table-cell table:style-name="Table8.B8" office:value-type="string">
            <text:p text:style-name="P63">the field that returns the IMAP hostname for the user</text:p>
          </table:table-cell>
        </table:table-row>
        <table:table-row table:style-name="Table8.1">
          <table:table-cell table:style-name="Table8.A18" office:value-type="string">
            <text:p text:style-name="P40"/>
          </table:table-cell>
          <table:table-cell table:style-name="Table8.B8" office:value-type="string">
            <text:p text:style-name="P48">IMAPLoginFieldName (optional)</text:p>
          </table:table-cell>
          <table:table-cell table:style-name="Table8.B8" office:value-type="string">
            <text:p text:style-name="P62">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8" office:value-type="string">
            <text:p text:style-name="P48">SieveHostFieldName (optional)</text:p>
          </table:table-cell>
          <table:table-cell table:style-name="Table8.B8" office:value-type="string">
            <text:p text:style-name="P62">the field that returns the Sieve hostname for the user</text:p>
          </table:table-cell>
        </table:table-row>
        <table:table-row table:style-name="Table8.1">
          <table:table-cell table:style-name="Table8.A18" office:value-type="string">
            <text:p text:style-name="P40"/>
          </table:table-cell>
          <table:table-cell table:style-name="Table8.B8" office:value-type="string">
            <text:p text:style-name="P48">KindFieldName (optional)</text:p>
          </table:table-cell>
          <table:table-cell table:style-name="Table8.B8" office:value-type="string">
            <text:p text:style-name="P62">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40"/>
          </table:table-cell>
          <table:table-cell table:style-name="Table8.B8" office:value-type="string">
            <text:p text:style-name="P48">MultipleBookingsFieldName (optional)</text:p>
          </table:table-cell>
          <table:table-cell table:style-name="Table8.B8" office:value-type="string">
            <text:p text:style-name="P62">The value of this field is the maximum number of concurrent events to which a resource can be part of at any point in time.</text:p>
            <text:p text:style-name="P62"/>
            <text:p text:style-name="P62">If this is set to 0, or if the attribute is missing, it means no limit.</text:p>
          </table:table-cell>
        </table:table-row>
        <table:table-row table:style-name="Table8.1">
          <table:table-cell table:style-name="Table8.A18" office:value-type="string">
            <text:p text:style-name="P40"/>
          </table:table-cell>
          <table:table-cell table:style-name="Table8.B8" office:value-type="string">
            <text:p text:style-name="P48">DomainFieldName (optional)</text:p>
          </table:table-cell>
          <table:table-cell table:style-name="Table8.B8" office:value-type="string">
            <text:p text:style-name="P62">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7">);</text:p>
      <text:p text:style-name="P28"/>
      <text:p text:style-name="P28">Certain database columns must be present in the view/table, such as :</text:p>
      <text:p text:style-name="P27"><text:soft-page-break/></text:p>
      <text:p text:style-name="P36"><text:bookmark text:name="bugnotes"/><text:span text:style-name="T9">❏<text:tab/>c_uid</text:span> - will be used for authentication – <text:s/>it's the username or <text:a xlink:type="simple" xlink:href="mailto:username@domain.tld">username@domain.tld</text:a>)</text:p>
      <text:p text:style-name="P36"><text:span text:style-name="T9">❏<text:tab/>c_name</text:span> - which can be identical to c_uid – <text:s/>will be used to uniquely identify entries</text:p>
      <text:p text:style-name="P36"><text:span text:style-name="T9">❏<text:tab/>c_password</text:span> – password of the user, plain-text, md5 or sha encoded for now</text:p>
      <text:p text:style-name="P36"><text:span text:style-name="T9">❏<text:tab/>c_cn</text:span> - the user's common name – such as “John Doe”</text:p>
      <text:p text:style-name="P36"><text:span text:style-name="T9">❏<text:tab/>mail</text:span> – <text:s/>the user's mail address </text:p>
      <text:p text:style-name="P28">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4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8844986194500964623" text:style-name="L11">
              <text:list-header>
                <text:p text:style-name="P99"><text:span text:style-name="Code_20__28_inline_29_">• sendmail</text:span> – to use the sendmail binary</text:p>
                <text:p text:style-name="P99"><text:span text:style-name="Code_20__28_inline_29_">• smtp</text:span> – to use the SMTP protocol</text:p>
              </text:list-header>
            </text:list>
          </table:table-cell>
        </table:table-row>
        <table:table-row>
          <table:table-cell table:style-name="Table9.A2" office:value-type="string">
            <text:p text:style-name="P40">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40">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40">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40">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9">
              <text:list-header>
                <text:p text:style-name="P96">• YES</text:p>
                <text:p text:style-name="P96">• NO</text:p>
                <text:p text:style-name="P96">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4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ext:soft-page-break/>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4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8">For example :</text:span><text:span text:style-name="T9"> </text:span><text:span text:style-name="Code_20__28_inline_29_">INBOX/Sent</text:span></text:p>
          </table:table-cell>
        </table:table-row>
        <table:table-row>
          <table:table-cell table:style-name="Table10.A1" office:value-type="string">
            <text:p text:style-name="P4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40">D</text:p>
          </table:table-cell>
          <table:table-cell table:style-name="Table10.B4" office:value-type="string">
            <text:p text:style-name="Table_20_Contents">SOGoIMAPCASServiceName</text:p>
          </table:table-cell>
          <table:table-cell table:style-name="Table10.C4" office:value-type="string">
            <text:p text:style-name="Table_20_Contents">Parameter used to set the CAS service name (URL) of the imap service. This is useful if SOGo is connecting to the IMAP service through a proxy. When using <text:span text:style-name="T9">pam_cas</text:span>, this parameter should be set to the same value as the <text:span text:style-name="T9">-s</text:span> argument of the imap pam service.</text:p>
          </table:table-cell>
        </table:table-row>
        <table:table-row>
          <table:table-cell table:style-name="Table10.A5" office:value-type="string">
            <text:p text:style-name="P40">D</text:p>
          </table:table-cell>
          <table:table-cell table:style-name="Table10.B14" office:value-type="string">
            <text:p text:style-name="Table_20_Contents">SOGoIMAPServer</text:p>
          </table:table-cell>
          <table:table-cell table:style-name="Table10.C14" office:value-type="string">
            <text:p text:style-name="Table_20_Contents">Parameter used to set the DNS name or IP address of the IMAP server used by SOGo. You can also use SSL or TLS by providing a value using an URL, such as :</text:p>
            <text:list xml:id="list925119126" text:style-name="L9">
              <text:list-header>
                <text:p text:style-name="P88">•<text:span text:style-name="Code_20__28_inline_29_"> imaps:</text:span><text:span text:style-name="Code_20__28_inline_29_"><text:span text:style-name="T29">//localhost:993</text:span></text:span></text:p>
                <text:p text:style-name="P88"><text:span text:style-name="T22">•</text:span><text:span text:style-name="Code_20__28_inline_29_"> </text:span><text:span text:style-name="Code_20__28_inline_29_"><text:span text:style-name="T29">imaps:</text:span></text:span><text:span text:style-name="Code_20__28_inline_29_">//localhost:143/?tls=YES</text:span></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SieveServer</text:p>
          </table:table-cell>
          <table:table-cell table:style-name="Table10.C14" office:value-type="string">
            <text:p text:style-name="Table_20_Contents">Parameter used to set the DNS name or IP address of the Sieve (managesieve) server used by SOGo. You must use an URL such as:</text:p>
            <text:list xml:id="list241245205" text:continue-numbering="true" text:style-name="L9">
              <text:list-header>
                <text:p text:style-name="P88">•<text:span text:style-name="Code_20__28_inline_29_"> sie</text:span><text:span text:style-name="Code_20__28_inline_29_"><text:span text:style-name="T29">ve://localhost</text:span></text:span></text:p>
                <text:p text:style-name="P88"><text:span text:style-name="T22">•</text:span><text:span text:style-name="Code_20__28_inline_29_"> </text:span><text:span text:style-name="Code_20__28_inline_29_"><text:span text:style-name="T29">sieve://localhost:2000</text:span></text:span></text:p>
                <text:p text:style-name="P88"><text:span text:style-name="T22">•</text:span><text:span text:style-name="Code_20__28_inline_29_"> </text:span><text:span text:style-name="Code_20__28_inline_29_"><text:span text:style-name="T29">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40">U</text:p>
          </table:table-cell>
          <table:table-cell table:style-name="Table10.B14" office:value-type="string">
            <text:p text:style-name="Table_20_Contents">SOGoMailShowSubscribedFoldersOnly</text:p>
          </table:table-cell>
          <table:table-cell table:style-name="Table10.C14" office:value-type="string">
            <text:p text:style-name="Table_20_Contents">Parameter used to specify if the Web interface should only show subscribed IMAP folders. Possible values are :</text:p>
            <text:list xml:id="list1506872330" text:continue-numbering="true" text:style-name="L9">
              <text:list-header>
                <text:p text:style-name="P96">• YES</text:p>
                <text:p text:style-name="P96">• NO</text:p>
                <text:p text:style-name="P100">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IMAPAclStyle</text:p>
          </table:table-cell>
          <table:table-cell table:style-name="Table10.C14" office:value-type="string">
            <text:list xml:id="list2076438670" text:continue-list="list4885429910300644189" text:style-name="L11">
              <text:list-header>
                <text:p text:style-name="P99">Parameter used to specify which RFC the IMAP server implements with respect to ACLs. Possible values are :</text:p>
              </text:list-header>
            </text:list>
            <text:list xml:id="list1295816724" text:continue-list="list1506872330" text:style-name="L9">
              <text:list-header>
                <text:p text:style-name="P88">•<text:span text:style-name="Code_20__28_inline_29_"> </text:span><text:span text:style-name="Code_20__28_inline_29_"><text:span text:style-name="T29">rfc2086</text:span></text:span></text:p>
                <text:p text:style-name="P88"><text:span text:style-name="T22">•</text:span><text:span text:style-name="Code_20__28_inline_29_"> </text:span><text:span text:style-name="Code_20__28_inline_29_"><text:span text:style-name="T29">rfc</text:span></text:span><text:span text:style-name="Code_20__28_inline_29_">4314</text:span></text:p>
              </text:list-header>
            </text:list>
            <text:p text:style-name="Table_20_Contents"><text:soft-page-break/>Defaults to <text:span text:style-name="Code_20__28_inline_29_">rfc4314</text:span> when unset.</text:p>
          </table:table-cell>
        </table:table-row>
        <table:table-row>
          <table:table-cell table:style-name="Table10.A5" office:value-type="string">
            <text:p text:style-name="P40">D</text:p>
          </table:table-cell>
          <table:table-cell table:style-name="Table10.B14" office:value-type="string">
            <text:p text:style-name="Table_20_Contents">SOGoIMAPAclConformsToIMAPExt</text:p>
          </table:table-cell>
          <table:table-cell table:style-name="Table10.C14" office:value-type="string">
            <text:p text:style-name="Table_20_Contents">Parameter used to specify if the IMAP server implements the Internet Message Access Protocol Extension. Possible values are :</text:p>
            <text:list xml:id="list360369825" text:continue-list="list1025629256" text:style-name="L9">
              <text:list-header>
                <text:p text:style-name="P96">• YES</text:p>
                <text:p text:style-name="P96">• NO</text:p>
                <text:p text:style-name="P96">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ForceExternalLoginWithEmail</text:p>
          </table:table-cell>
          <table:table-cell table:style-name="Table10.C14" office:value-type="string">
            <text:p text:style-name="Table_20_Contents">Parameter used to specify if, when logging in to the IMAP server, the primary email address of the user will be used instead of the username. Possible values are :</text:p>
            <text:list xml:id="list32118019" text:continue-numbering="true" text:style-name="L9">
              <text:list-header>
                <text:p text:style-name="P96">• YES</text:p>
                <text:p text:style-name="P96">• NO</text:p>
                <text:p text:style-name="P96">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MailSpoolPath</text:p>
          </table:table-cell>
          <table:table-cell table:style-name="Table10.C14"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var/spool/sogo</text:span>.</text:p>
          </table:table-cell>
        </table:table-row>
        <table:table-row>
          <table:table-cell table:style-name="Table10.A5" office:value-type="string">
            <text:p text:style-name="P40">S</text:p>
          </table:table-cell>
          <table:table-cell table:style-name="Table10.B14" office:value-type="string">
            <text:p text:style-name="Table_20_Contents">NGImap4ConnectionStringSeparator</text:p>
          </table:table-cell>
          <table:table-cell table:style-name="Table10.C14"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40">S</text:p>
          </table:table-cell>
          <table:table-cell table:style-name="Table10.B14" office:value-type="string">
            <text:p text:style-name="Table_20_Contents">NGImap4AuthMechanism</text:p>
          </table:table-cell>
          <table:table-cell table:style-name="Table10.C14"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40">D</text:p>
          </table:table-cell>
          <table:table-cell table:style-name="Table10.B14" office:value-type="string">
            <text:p text:style-name="P3"><text:bookmark text:name="bugnotes1"/><text:bookmark text:name="bugnotes2"/>NGImap4ConnectionGroupPrefix</text:p>
            <text:p text:style-name="Table_20_Contents"/>
          </table:table-cell>
          <table:table-cell table:style-name="Table10.C14"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ext:soft-page-break/>
        <table:table-row>
          <table:table-cell table:style-name="Table11.A1" office:value-type="string">
            <text:p text:style-name="P40">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40">U</text:p>
          </table:table-cell>
          <table:table-cell table:style-name="Table11.B38" office:value-type="string">
            <text:p text:style-name="Table_20_Contents">SOGoLoginModule</text:p>
          </table:table-cell>
          <table:table-cell table:style-name="Table11.C38" office:value-type="string">
            <text:p text:style-name="Table_20_Contents">Parameter used to specify which module to show after login. Possible values are :</text:p>
            <text:list xml:id="list2136987367" text:continue-numbering="true" text:style-name="L9">
              <text:list-header>
                <text:p text:style-name="P88">•<text:span text:style-name="Code_20__28_inline_29_"> Cal</text:span><text:span text:style-name="Code_20__28_inline_29_"><text:span text:style-name="T29">endar</text:span></text:span></text:p>
                <text:p text:style-name="P88"><text:span text:style-name="T29">•</text:span><text:span text:style-name="Code_20__28_inline_29_"><text:span text:style-name="T29"> Mail</text:span></text:span></text:p>
                <text:p text:style-name="P88"><text:span text:style-name="T29">•</text:span><text:span text:style-name="Code_20__28_inline_29_"><text:span text:style-name="T29">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43">S</text:p>
          </table:table-cell>
          <table:table-cell table:style-name="Table11.B38" office:value-type="string">
            <text:p text:style-name="P50">SOGoFaviconRelativeURL</text:p>
          </table:table-cell>
          <table:table-cell table:style-name="Table11.C38" office:value-type="string">
            <text:p text:style-name="Table_20_Contents"><text:span text:style-name="T21">Parameter used to specify the relative URL of the site favion.<text:line-break/>When unset, defaults to the file </text:span><text:span text:style-name="Code_20__28_inline_29_"><text:span text:style-name="T21">sogo.ico</text:span></text:span><text:span text:style-name="T21"> under the default web resources directory.</text:span></text:p>
          </table:table-cell>
        </table:table-row>
        <table:table-row table:style-name="Table11.4">
          <table:table-cell table:style-name="Table11.A4" office:value-type="string">
            <text:p text:style-name="P43">S</text:p>
          </table:table-cell>
          <table:table-cell table:style-name="Table11.B4" office:value-type="string">
            <text:p text:style-name="P50">SOGoZipPath</text:p>
          </table:table-cell>
          <table:table-cell table:style-name="Table11.C4" office:value-type="string">
            <text:p text:style-name="Table_20_Contents"><text:span text:style-name="T21">Parameter used to specify the path of the zip binary used to archive messages. Defaults to </text:span><text:span text:style-name="Code_20__28_inline_29_"><text:span text:style-name="T21">/usr/bin/zip w</text:span></text:span><text:span text:style-name="T21">hen unset.</text:span></text:p>
          </table:table-cell>
        </table:table-row>
        <table:table-row table:style-name="Table11.4">
          <table:table-cell table:style-name="Table11.A5" office:value-type="string">
            <text:p text:style-name="P4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40">U</text:p>
          </table:table-cell>
          <table:table-cell table:style-name="Table11.B6" office:value-type="string">
            <text:p text:style-name="Table_20_Contents">SOGoMailUseOutlookStyleReplies<text:line-break/>(not currently editable in Web interface)</text:p>
          </table:table-cell>
          <table:table-cell table:style-name="Table11.C38" office:value-type="string">
            <text:p text:style-name="Table_20_Contents">Parameter used to set if email replies should use Outlook's style. 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ListViewColumnsOrder<text:line-break/>(not currently editable in Web interface)</text:p>
          </table:table-cell>
          <table:table-cell table:style-name="Table11.C38"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40">D</text:p>
          </table:table-cell>
          <table:table-cell table:style-name="Table11.B38" office:value-type="string">
            <text:p text:style-name="Table_20_Contents">SOGoVacationEnabled</text:p>
          </table:table-cell>
          <table:table-cell table:style-name="Table11.C3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9">Cronjob</text:span> — Vacation messages expiration”<text:span text:style-name="T16"> section below for details.</text:span></text:p>
          </table:table-cell>
        </table:table-row>
        <table:table-row>
          <table:table-cell table:style-name="Table11.A2" office:value-type="string">
            <text:p text:style-name="P40">D</text:p>
          </table:table-cell>
          <table:table-cell table:style-name="Table11.B38" office:value-type="string">
            <text:p text:style-name="Table_20_Contents">SOGoForwardEnabled</text:p>
          </table:table-cell>
          <table:table-cell table:style-name="Table11.C38"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40">D</text:p>
          </table:table-cell>
          <table:table-cell table:style-name="Table11.B38" office:value-type="string">
            <text:p text:style-name="Table_20_Contents">SOGoSieveScriptsEnabled</text:p>
          </table:table-cell>
          <table:table-cell table:style-name="Table11.C38" office:value-type="string">
            <text:p text:style-name="Table_20_Contents">Parameter used to activate the edition from the <text:soft-page-break/>preferences windows of server-side mail filters. Requires Sieve script support on the IMAP host.<text:line-break/>Defaults to NO when unset.</text:p>
          </table:table-cell>
        </table:table-row>
        <table:table-row>
          <table:table-cell table:style-name="Table11.A2" office:value-type="string">
            <text:p text:style-name="P40">D</text:p>
          </table:table-cell>
          <table:table-cell table:style-name="Table11.B38" office:value-type="string">
            <text:p text:style-name="Table_20_Contents">SOGoMailPollingIntervals</text:p>
          </table:table-cell>
          <table:table-cell table:style-name="Table11.C38" office:value-type="string">
            <text:p text:style-name="Table_20_Contents">Parameter used to define the mail polling intervals (in minutes) available to the user. The parameter is an array that can contain the following numbers:</text:p>
            <text:list xml:id="list1030518525" text:continue-list="list2076438670" text:style-name="L11">
              <text:list-header>
                <text:p text:style-name="P99">•<text:span text:style-name="Code_20__28_inline_29_"> 1</text:span></text:p>
                <text:p text:style-name="P99">•<text:span text:style-name="Code_20__28_inline_29_"> 2</text:span></text:p>
                <text:p text:style-name="P99">•<text:span text:style-name="Code_20__28_inline_29_"> 5</text:span></text:p>
                <text:p text:style-name="P99">•<text:span text:style-name="Code_20__28_inline_29_"> 10</text:span></text:p>
                <text:p text:style-name="P99">•<text:span text:style-name="Code_20__28_inline_29_"> 20</text:span></text:p>
                <text:p text:style-name="P99">•<text:span text:style-name="Code_20__28_inline_29_"> 30</text:span></text:p>
                <text:p text:style-name="P99">•<text:span text:style-name="Code_20__28_inline_29_"> 60</text:span></text:p>
                <text:p text:style-name="P99">Defaults to the list above when unset.</text:p>
              </text:list-header>
            </text:list>
          </table:table-cell>
        </table:table-row>
        <table:table-row>
          <table:table-cell table:style-name="Table11.A2" office:value-type="string">
            <text:p text:style-name="P40">U</text:p>
          </table:table-cell>
          <table:table-cell table:style-name="Table11.B38" office:value-type="string">
            <text:p text:style-name="Table_20_Contents">SOGoMailMessageCheck</text:p>
          </table:table-cell>
          <table:table-cell table:style-name="Table11.C38" office:value-type="string">
            <text:p text:style-name="Table_20_Contents">Parameter used to define the mail polling interval at which the IMAP server is queried for new messages. Possible values are :</text:p>
            <text:list xml:id="list1817074051" text:continue-numbering="true" text:style-name="L11">
              <text:list-header>
                <text:p text:style-name="P99">•<text:span text:style-name="Code_20__28_inline_29_"> manually</text:span></text:p>
                <text:p text:style-name="P99">•<text:span text:style-name="Code_20__28_inline_29_"> every_minute</text:span></text:p>
                <text:p text:style-name="P99">•<text:span text:style-name="Code_20__28_inline_29_"> every_2_minutes</text:span></text:p>
                <text:p text:style-name="P99">•<text:span text:style-name="Code_20__28_inline_29_"> every_5_minutes</text:span></text:p>
                <text:p text:style-name="P99">•<text:span text:style-name="Code_20__28_inline_29_"> every_10_minutes</text:span></text:p>
                <text:p text:style-name="P99">•<text:span text:style-name="Code_20__28_inline_29_"> every_20_minutes</text:span></text:p>
                <text:p text:style-name="P99">•<text:span text:style-name="Code_20__28_inline_29_"> every_30_minutes</text:span></text:p>
                <text:p text:style-name="P99">•<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40">D</text:p>
          </table:table-cell>
          <table:table-cell table:style-name="Table11.B38" office:value-type="string">
            <text:p text:style-name="P51">SOGoMailAuxiliaryUserAccountsEnabled</text:p>
          </table:table-cell>
          <table:table-cell table:style-name="Table11.C38"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40">U</text:p>
          </table:table-cell>
          <table:table-cell table:style-name="Table11.B38" office:value-type="string">
            <text:p text:style-name="P51">SOGoDefaultCalendar</text:p>
          </table:table-cell>
          <table:table-cell table:style-name="Table11.C38" office:value-type="string">
            <text:p text:style-name="Table_20_Contents">Parameter used to specify which calendar is used when creating an event or a task. Possible values are :</text:p>
            <text:list xml:id="list1546468601" text:continue-numbering="true" text:style-name="L11">
              <text:list-header>
                <text:p text:style-name="P89">•<text:span text:style-name="Code_20__28_inline_29_"> s</text:span><text:span text:style-name="Code_20__28_inline_29_"><text:span text:style-name="T29">elected</text:span></text:span></text:p>
                <text:p text:style-name="P89"><text:span text:style-name="T29">•</text:span><text:span text:style-name="Code_20__28_inline_29_"><text:span text:style-name="T29"> personal</text:span></text:span></text:p>
                <text:p text:style-name="P89"><text:span text:style-name="T29">•</text:span><text:span text:style-name="Code_20__28_inline_29_"><text:span text:style-name="T29">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40">U</text:p>
          </table:table-cell>
          <table:table-cell table:style-name="Table11.B38" office:value-type="string">
            <text:p text:style-name="Table_20_Contents">SOGoDayStartTime</text:p>
          </table:table-cell>
          <table:table-cell table:style-name="Table11.C38"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40">U</text:p>
          </table:table-cell>
          <table:table-cell table:style-name="Table11.B38" office:value-type="string">
            <text:p text:style-name="Table_20_Contents">SOGoDayEndTime</text:p>
          </table:table-cell>
          <table:table-cell table:style-name="Table11.C38"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40">U</text:p>
          </table:table-cell>
          <table:table-cell table:style-name="Table11.B38" office:value-type="string">
            <text:p text:style-name="Table_20_Contents">SOGoFirstDayOfWeek</text:p>
          </table:table-cell>
          <table:table-cell table:style-name="Table11.C38" office:value-type="string">
            <text:p text:style-name="Table_20_Contents">The day at which the week starts in the week and month views (0 through 6). 0 indicates Sunday.</text:p>
            <text:p text:style-name="Table_20_Contents"><text:soft-page-break/>Defaults to 0 when unset.</text:p>
          </table:table-cell>
        </table:table-row>
        <table:table-row>
          <table:table-cell table:style-name="Table11.A2" office:value-type="string">
            <text:p text:style-name="P40">U</text:p>
          </table:table-cell>
          <table:table-cell table:style-name="Table11.B38" office:value-type="string">
            <text:p text:style-name="Table_20_Contents">SOGoFirstWeekOfYear</text:p>
          </table:table-cell>
          <table:table-cell table:style-name="Table11.C38" office:value-type="string">
            <text:p text:style-name="Table_20_Contents">Parameter used to defined how is identified the first week of the year. Possible values are :</text:p>
            <text:list xml:id="list1851034797" text:continue-numbering="true" text:style-name="L11">
              <text:list-header>
                <text:p text:style-name="P89">•<text:span text:style-name="Code_20__28_inline_29_"> Jan</text:span><text:span text:style-name="Code_20__28_inline_29_"><text:span text:style-name="T29">uary1</text:span></text:span></text:p>
                <text:p text:style-name="P89"><text:span text:style-name="T29">•</text:span><text:span text:style-name="Code_20__28_inline_29_"><text:span text:style-name="T29"> First4DayWeek</text:span></text:span></text:p>
                <text:p text:style-name="P89"><text:span text:style-name="T29">•</text:span><text:span text:style-name="Code_20__28_inline_29_"><text:span text:style-name="T29">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40">U</text:p>
          </table:table-cell>
          <table:table-cell table:style-name="Table11.B38" office:value-type="string">
            <text:p text:style-name="Table_20_Contents">SOGoTimeFormat</text:p>
          </table:table-cell>
          <table:table-cell table:style-name="Table11.C38" office:value-type="string">
            <text:p text:style-name="Table_20_Contents">The format used to display time in the timeline of the day and week views. Please refer to the documentation for the <text:span text:style-name="T19">date</text:span> command or the <text:span text:style-name="T19">strftime</text:span><text:span text:style-name="T16">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40">U</text:p>
          </table:table-cell>
          <table:table-cell table:style-name="Table11.B38" office:value-type="string">
            <text:p text:style-name="Table_20_Contents">SOGoCalendarCategories</text:p>
          </table:table-cell>
          <table:table-cell table:style-name="Table11.C38"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40">U</text:p>
          </table:table-cell>
          <table:table-cell table:style-name="Table11.B38" office:value-type="string">
            <text:p text:style-name="Table_20_Contents">SOGoCalendarDefaultCategoryColor</text:p>
          </table:table-cell>
          <table:table-cell table:style-name="Table11.C38"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40">U</text:p>
          </table:table-cell>
          <table:table-cell table:style-name="Table11.B38" office:value-type="string">
            <text:p text:style-name="Table_20_Contents">SOGoCalendarEventsDefaultClassification</text:p>
          </table:table-cell>
          <table:table-cell table:style-name="Table11.C38"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0">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4">U</text:p>
          </table:table-cell>
          <table:table-cell table:style-name="Table11.B38" office:value-type="string">
            <text:p text:style-name="P54">SOGoCalendarDefaultReminder</text:p>
          </table:table-cell>
          <table:table-cell table:style-name="Table11.C38" office:value-type="string">
            <text:p text:style-name="P54">Parameter used to defined a default reminder for new events. Possible values are :</text:p>
            <text:p text:style-name="P54">• <text:span text:style-name="Code_20__28_inline_29_">-PT5M</text:span></text:p>
            <text:p text:style-name="P54">• <text:span text:style-name="Code_20__28_inline_29_">-PT10M</text:span></text:p>
            <text:p text:style-name="P54">• <text:span text:style-name="Code_20__28_inline_29_">-PT15M</text:span></text:p>
            <text:p text:style-name="P54">• <text:span text:style-name="Code_20__28_inline_29_">-PT30M</text:span></text:p>
            <text:p text:style-name="P54">• <text:span text:style-name="Code_20__28_inline_29_">-</text:span>PT45M</text:p>
            <text:p text:style-name="P54">• <text:span text:style-name="Code_20__28_inline_29_">-PT1H</text:span></text:p>
            <text:p text:style-name="P54">• <text:span text:style-name="Code_20__28_inline_29_">-PT2H</text:span></text:p>
            <text:p text:style-name="P54">• <text:span text:style-name="Code_20__28_inline_29_">-PT5H</text:span></text:p>
            <text:p text:style-name="P54">• <text:span text:style-name="Code_20__28_inline_29_">-PT15H</text:span></text:p>
            <text:p text:style-name="P54">• <text:span text:style-name="Code_20__28_inline_29_">-P1D</text:span></text:p>
            <text:p text:style-name="P54">• <text:span text:style-name="Code_20__28_inline_29_">-P2D</text:span></text:p>
            <text:p text:style-name="P54"><text:soft-page-break/>• <text:span text:style-name="Code_20__28_inline_29_">-P1W</text:span></text:p>
          </table:table-cell>
        </table:table-row>
        <table:table-row>
          <table:table-cell table:style-name="Table11.A2" office:value-type="string">
            <text:p text:style-name="P40">D</text:p>
          </table:table-cell>
          <table:table-cell table:style-name="Table11.B38" office:value-type="string">
            <text:p text:style-name="Table_20_Contents">SOGoFreeBusyDefaultInterval</text:p>
          </table:table-cell>
          <table:table-cell table:style-name="Table11.C38"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40">U</text:p>
          </table:table-cell>
          <table:table-cell table:style-name="Table11.B38" office:value-type="string">
            <text:p text:style-name="Table_20_Contents">SOGoBusyOffHours</text:p>
          </table:table-cell>
          <table:table-cell table:style-name="Table11.C38"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MessageForwarding</text:p>
          </table:table-cell>
          <table:table-cell table:style-name="Table11.C38" office:value-type="string">
            <text:p text:style-name="Table_20_Contents">The method the message is to be forwarded. Possible values are :</text:p>
            <text:list xml:id="list1094076521" text:continue-numbering="true" text:style-name="L11">
              <text:list-header>
                <text:p text:style-name="P89">•<text:span text:style-name="Code_20__28_inline_29_"> inl</text:span><text:span text:style-name="Code_20__28_inline_29_"><text:span text:style-name="T29">ine</text:span></text:span></text:p>
                <text:p text:style-name="P89"><text:span text:style-name="T29">•</text:span><text:span text:style-name="Code_20__28_inline_29_"><text:span text:style-name="T29">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40">U</text:p>
          </table:table-cell>
          <table:table-cell table:style-name="Table11.B38" office:value-type="string">
            <text:p text:style-name="Table_20_Contents">SOGoMailCustomFullName</text:p>
          </table:table-cell>
          <table:table-cell table:style-name="Table11.C38"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CustomEmail</text:p>
          </table:table-cell>
          <table:table-cell table:style-name="Table11.C3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ReplyPlacement</text:p>
          </table:table-cell>
          <table:table-cell table:style-name="Table11.C38" office:value-type="string">
            <text:p text:style-name="Table_20_Contents">The reply placement with respect to the quoted message. Possible values are :</text:p>
            <text:list xml:id="list589456617" text:continue-numbering="true" text:style-name="L11">
              <text:list-header>
                <text:p text:style-name="P89">•<text:span text:style-name="Code_20__28_inline_29_"> a</text:span><text:span text:style-name="Code_20__28_inline_29_"><text:span text:style-name="T29">bove</text:span></text:span></text:p>
                <text:p text:style-name="P89"><text:span text:style-name="T29">•</text:span><text:span text:style-name="Code_20__28_inline_29_"><text:span text:style-name="T29">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ReplyTo</text:p>
          </table:table-cell>
          <table:table-cell table:style-name="Table11.C38"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40">U</text:p>
          </table:table-cell>
          <table:table-cell table:style-name="Table11.B38" office:value-type="string">
            <text:p text:style-name="Table_20_Contents">SOGoMailSignaturePlacement</text:p>
          </table:table-cell>
          <table:table-cell table:style-name="Table11.C38" office:value-type="string">
            <text:p text:style-name="Table_20_Contents">The placement of the signature with respect to the quoted message. Possible values are :</text:p>
            <text:list xml:id="list2003135739" text:continue-numbering="true" text:style-name="L11">
              <text:list-header>
                <text:p text:style-name="P89">•<text:span text:style-name="Code_20__28_inline_29_"> abov</text:span><text:span text:style-name="Code_20__28_inline_29_"><text:span text:style-name="T29">e</text:span></text:span></text:p>
                <text:p text:style-name="P89"><text:span text:style-name="T29">•</text:span><text:span text:style-name="Code_20__28_inline_29_"><text:span text:style-name="T29">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ComposeMessageType</text:p>
          </table:table-cell>
          <table:table-cell table:style-name="Table11.C38" office:value-type="string">
            <text:p text:style-name="Table_20_Contents">The message composition format. Possible values are :</text:p>
            <text:list xml:id="list1949068785" text:continue-numbering="true" text:style-name="L11">
              <text:list-header>
                <text:p text:style-name="P89">•<text:span text:style-name="Code_20__28_inline_29_"> te</text:span><text:span text:style-name="Code_20__28_inline_29_"><text:span text:style-name="T29">xt</text:span></text:span></text:p>
                <text:p text:style-name="P89"><text:span text:style-name="T29">•</text:span><text:span text:style-name="Code_20__28_inline_29_"><text:span text:style-name="T29"> h</text:span></text:span><text:span text:style-name="Code_20__28_inline_29_">tml</text:span></text:p>
              </text:list-header>
            </text:list>
            <text:p text:style-name="Table_20_Contents"><text:soft-page-break/>Defaults to <text:span text:style-name="Code_20__28_inline_29_">text.</text:span></text:p>
          </table:table-cell>
        </table:table-row>
        <table:table-row>
          <table:table-cell table:style-name="Table11.A2" office:value-type="string">
            <text:p text:style-name="P40">S</text:p>
          </table:table-cell>
          <table:table-cell table:style-name="Table11.B38" office:value-type="string">
            <text:p text:style-name="P5">SOGoEnableEMailAlarms</text:p>
          </table:table-cell>
          <table:table-cell table:style-name="Table11.C38" office:value-type="string">
            <text:p text:style-name="Table_20_Contents">Parameter used to enable email-based alarms on events and tasks.</text:p>
            <text:p text:style-name="Table_20_Contents">Defaults to <text:span text:style-name="T8">NO</text:span> when unset.</text:p>
            <text:p text:style-name="Table_20_Contents">For this feature to work correctly, one must also set the <text:span text:style-name="T24">OCSEMailAlarmsFolderURL</text:span> parameter and enable the associated <text:span text:style-name="T19">cronjob</text:span><text:span text:style-name="T16">.</text:span></text:p>
            <text:p text:style-name="Table_20_Contents">See the “<text:span text:style-name="T19">Cronjob</text:span> — EMail reminders” section from this document for more information.</text:p>
          </table:table-cell>
        </table:table-row>
        <table:table-row>
          <table:table-cell table:style-name="Table11.A2" office:value-type="string">
            <text:p text:style-name="P40">U</text:p>
          </table:table-cell>
          <table:table-cell table:style-name="Table11.B38" office:value-type="string">
            <text:p text:style-name="P5">SOGoContactsCategories</text:p>
          </table:table-cell>
          <table:table-cell table:style-name="Table11.C38"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40">D</text:p>
          </table:table-cell>
          <table:table-cell table:style-name="Table11.B38" office:value-type="string">
            <text:p text:style-name="P5">SOGoUIAdditionalJSFiles</text:p>
          </table:table-cell>
          <table:table-cell table:style-name="Table11.C38" office:value-type="string">
            <text:p text:style-name="Table_20_Contents">Parameter used to define a list of additional JavaScript files loaded by SOGo for all displayed web pages. This parameter is an array of strings corresponding of paths to the arbitrary JavaScript files. The paths are relative to the <text:span text:style-name="T9">WebServerResources</text:span> directory, which is usually found under <text:span text:style-name="T9">/usr/lib/GNUstep/SOGo/.</text:span></text:p>
          </table:table-cell>
        </table:table-row>
        <table:table-row>
          <table:table-cell table:style-name="Table11.A2" office:value-type="string">
            <text:p text:style-name="P40">D</text:p>
          </table:table-cell>
          <table:table-cell table:style-name="Table11.B38" office:value-type="string">
            <text:p text:style-name="P5">SOGoMailCustomFromEnabled</text:p>
          </table:table-cell>
          <table:table-cell table:style-name="Table11.C38" office:value-type="string">
            <text:p text:style-name="Table_20_Contents">Parameter used to allow or not users to specify custom “From” addresses from SOGo's preferences panel.</text:p>
            <text:p text:style-name="Table_20_Contents">Defaults to <text:span text:style-name="T8">NO</text:span> when unset.</text:p>
          </table:table-cell>
        </table:table-row>
        <table:table-row>
          <table:table-cell table:style-name="Table11.A2" office:value-type="string">
            <text:p text:style-name="P40">D</text:p>
          </table:table-cell>
          <table:table-cell table:style-name="Table11.B38" office:value-type="string">
            <text:p text:style-name="P5">SOGoUIxAdditionalPreferences</text:p>
          </table:table-cell>
          <table:table-cell table:style-name="Table11.C38"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sogo/GNUstep/Library/SOGo/Templates/PreferencesUI/</text:span>.</text:p>
            <text:p text:style-name="Table_20_Contents">Defaults to <text:span text:style-name="T8">NO</text:span> when unset.</text:p>
          </table:table-cell>
        </table:table-row>
      </table:table>
      <text:p text:style-name="Text_20_body"/>
      <text:h text:style-name="P108" text:outline-level="2"><text:bookmark-start text:name="__RefHeading__19230_1508206336"/>SOGo Configuration Summary<text:bookmark-end text:name="__RefHeading__19230_1508206336"/></text:h>
      <text:p text:style-name="P77">The complete SOGo configuration file <text:span text:style-name="Code_20__28_inline_29_">/etc/sogo/sogo.conf</text:span> should look like this :</text:p>
      <text:p text:style-name="P32">{</text:p>
      <text:p text:style-name="P32"><text:s text:c="4"/>SOGoProfileURL =<text:line-break/> <text:s text:c="7"/>"postgresql://sogo:sogo@localhost:5432/sogo/sogo_user_profile";</text:p>
      <text:p text:style-name="P32"><text:s text:c="4"/>OCSFolderInfoURL =<text:line-break/> <text:s text:c="7"/>"postgresql://sogo:sogo@localhost:5432/sogo/sogo_folder_info";</text:p>
      <text:p text:style-name="P32"><text:s text:c="4"/>OCSSessionsFolderURL =<text:line-break/> <text:s text:c="7"/>"postgresql://sogo:sogo@localhost:5432/sogo/sogo_sessions_folder";</text:p>
      <text:p text:style-name="P32"><text:s text:c="4"/>SOGoAppointmentSendEMailNotifications = YES;</text:p>
      <text:p text:style-name="P32"><text:s text:c="4"/>SOGoCalendarDefaultRoles = (</text:p>
      <text:p text:style-name="P32"><text:s text:c="8"/>PublicViewer,</text:p>
      <text:p text:style-name="P32"><text:s text:c="8"/>ConfidentialDAndTViewer</text:p>
      <text:p text:style-name="P32"><text:s text:c="4"/>);</text:p>
      <text:p text:style-name="P32"><text:s text:c="4"/>SOGoLanguage = English;</text:p>
      <text:p text:style-name="P32"><text:s text:c="4"/>SOGoMailDomain = acme.com;</text:p>
      <text:p text:style-name="P32"><text:s text:c="4"/>SOGoDraftsFolderName = Drafts;</text:p>
      <text:p text:style-name="P32"><text:s text:c="4"/>SOGoIMAPServer = localhost;</text:p>
      <text:p text:style-name="P32"><text:s text:c="4"/>SOGoUserSources = (</text:p>
      <text:p text:style-name="P32"><text:s text:c="8"/>{</text:p>
      <text:p text:style-name="P32"><text:s text:c="12"/>type = ldap;</text:p>
      <text:p text:style-name="P32"><text:s text:c="12"/>CNFieldName = cn;</text:p>
      <text:p text:style-name="P32"><text:s text:c="12"/>IDFieldName = uid;</text:p>
      <text:p text:style-name="P32"><text:s text:c="12"/>UIDFieldName = uid;</text:p>
      <text:p text:style-name="P32"><text:s text:c="12"/>baseDN = "ou=users,dc=acme,dc=com";</text:p>
      <text:p text:style-name="P32"><text:s text:c="12"/>bindDN = "uid=sogo,ou=users,dc=acme,dc=com";</text:p>
      <text:p text:style-name="P32"><text:s text:c="12"/>bindPassword = qwerty;</text:p>
      <text:p text:style-name="P32"><text:s text:c="12"/>canAuthenticate = YES;</text:p>
      <text:p text:style-name="P32"><text:s text:c="12"/>displayName = "Shared Addresses";</text:p>
      <text:p text:style-name="P32"><text:s text:c="12"/>hostname = localhost;</text:p>
      <text:p text:style-name="P32"><text:s text:c="12"/>id = public;</text:p>
      <text:p text:style-name="P32"><text:s text:c="12"/>isAddressBook = YES;</text:p>
      <text:p text:style-name="P32"><text:s text:c="12"/>port = 389;</text:p>
      <text:p text:style-name="P32"><text:s text:c="8"/>}</text:p>
      <text:p text:style-name="P32"><text:s text:c="4"/>);</text:p>
      <text:p text:style-name="P32"><text:s text:c="4"/>SOGoMailingMechanism = smtp;</text:p>
      <text:p text:style-name="P32"><text:s text:c="4"/>SOGoSMTPServer = 127.0.0.1;</text:p>
      <text:p text:style-name="P32"><text:s text:c="4"/>SOGoSentFolderName = Sent;</text:p>
      <text:p text:style-name="P32"><text:s text:c="4"/>SOGoTimeZone = America/Montreal;</text:p>
      <text:p text:style-name="P32"><text:s text:c="4"/>SOGoTrashFolderName = Trash;</text:p>
      <text:p text:style-name="P33">}</text:p>
      <text:h text:style-name="Heading_20_2" text:outline-level="2"><text:bookmark-start text:name="__RefHeading__19232_1508206336"/><text:soft-page-break/>Multi-domains Configuration<text:bookmark-end text:name="__RefHeading__19232_1508206336"/></text:h>
      <text:p text:style-name="Standard">If you want your installation to isolate two groups of users, you must define a distinct authentication source for each <text:span text:style-name="T19">domain</text:span>. Following is the same configuration that now includes two domains (acme.com and coyote.com) :</text:p>
      <text:p text:style-name="Code">{</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oft-page-break/><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4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4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4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text:soft-page-break/>Defaults to an empty array, which means domains are isolated from each other.</text:p>
          </table:table-cell>
        </table:table-row>
      </table:table>
      <text:p text:style-name="Standard"/>
      <text:h text:style-name="Heading_20_2"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9">mod_proxy</text:span> and <text:span text:style-name="T9">mod_headers</text:span> to relay requests to the <text:span text:style-name="T9">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26"/>
      <text:p text:style-name="Standard">You may verify using the <text:span text:style-name="T3">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108" text:outline-level="2"><text:bookmark-start text:name="__RefHeading__19238_1508206336"/><text:span text:style-name="T19">Cronjob</text:span> — EMail reminders<text:bookmark-end text:name="__RefHeading__19238_1508206336"/></text:h>
      <text:p text:style-name="P15">SOGo allows you to set email-based reminders for events and tasks. To enable this, you must enable the <text:span text:style-name="T9">SOGoEnableEMailAlarms</text:span> preference and set the <text:span text:style-name="T9">OCSEMailAlarmsFolderURL</text:span> preference accordingly.</text:p>
      <text:p text:style-name="P15">Once you've correctly set those two preferences, you must create a <text:span text:style-name="T19">cronjob</text:span> that will run under the “sogo” user. This <text:span text:style-name="T19">cronjob</text:span> should be run every minute.</text:p>
      <text:p text:style-name="Standard"><text:span text:style-name="T24">A commented out e</text:span>xample should have been installed in <text:span text:style-name="Code_20__28_inline_29_">/etc/cron.d/sogo</text:span>, to enable it, simply uncomment it.</text:p>
      <text:p text:style-name="P15">As a reference, the <text:span text:style-name="T19">cronjob</text:span> should de defined like this:</text:p>
      <text:p text:style-name="Code">* * * * * <text:s text:c="6"/>/usr/sbin/sogo-ealarms-notify</text:p>
      <text:p text:style-name="Standard">If your mail server requires use of SMTP AUTH, specify a credential file using <text:span text:style-name="T9">-p /path/to/credFile</text:span>. <text:s/>This file should contain the username and password, separated by a colon (username:password)</text:p>
      <text:h text:style-name="Heading_20_2" text:outline-level="2"><text:bookmark-start text:name="__RefHeading__19240_1508206336"/><text:span text:style-name="T19">Cronjob</text:span> — Vacation messages expiration<text:bookmark-end text:name="__RefHeading__19240_1508206336"/></text:h>
      <text:p text:style-name="Standard">When vacation messages are enabled (see the parameter <text:span text:style-name="T9">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9">-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26"/>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2">(to the value “qwerty”) </text:span>of the SOGo administrative account using the following command :</text:p>
      <text:p text:style-name="Code">ldappasswd -h localhost -x -w qwerty -D cn=Manager,dc=acme,dc=com uid=sogo,ou=users,dc=acme,dc=com -s qwerty</text:p>
      <text:p text:style-name="Standard"/>
      <text:h text:style-name="P108"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26"/>
      <text:p text:style-name="Standard">Load the LDIF file inside your LDAP server using the following command :</text:p>
      <text:p text:style-name="Code">ldapadd -f jdoe.ldif -x -w qwerty -D cn=Manager,dc=acme,dc=com</text:p>
      <text:p text:style-name="P2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2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107" text:outline-level="1"><text:bookmark-start text:name="__RefHeading__18877_1508206336"/>Microsoft ActiveSync<text:bookmark-end text:name="__RefHeading__18877_1508206336"/></text:h>
      <text:p text:style-name="P19">SOGo supports the Microsoft ActiveSync protocol.</text:p>
      <text:p text:style-name="P19">ActiveSync clients can fully synchronize contacts, emails, events and tasks with SOGo. Freebusy and GAL lookups are also supported, as well as “Smart reply” and “Smart forward” operations.</text:p>
      <text:p text:style-name="P19">To enable Microsoft ActiveSync support in SOGo, you must install the require<text:span text:style-name="T39">d</text:span> packages.</text:p>
      <text:p text:style-name="P30">yum install sogo-activesync libwbxml</text:p>
      <text:p text:style-name="P30"/>
      <text:p text:style-name="P19">Once installed, simply uncomment the following li<text:span text:style-name="T39">n</text:span>e<text:span text:style-name="T41">s</text:span> from your SOGo Apache configuration:</text:p>
      <text:p text:style-name="P31">ProxyPass /Microsoft-Server-ActiveSync <text:span text:style-name="T41">\</text:span></text:p>
      <text:p text:style-name="P31"><text:tab/><text:a xlink:type="simple" xlink:href="http://127.0.0.1:20000/SOGo/Microsoft-Server-ActiveSync">http://127.0.0.1:20000/SOGo/Microsoft-Server-ActiveSync</text:a> <text:span text:style-name="T41">\</text:span></text:p>
      <text:p text:style-name="P31"><text:tab/>retry=60 connectiontimeout=5 timeout=360</text:p>
      <text:p text:style-name="P29"/>
      <text:p text:style-name="P19">Restart Apache afterwards.</text:p>
      <text:p text:style-name="P70">The following additional parameters only affect SOGo when using <text:span text:style-name="T38">ActiveSync:</text:span></text:p>
      <table:table table:name="Table15" table:style-name="Table15">
        <table:table-column table:style-name="Table15.A"/>
        <table:table-column table:style-name="Table15.B"/>
        <table:table-column table:style-name="Table15.C"/>
        <table:table-row>
          <table:table-cell table:style-name="Table15.A1" office:value-type="string">
            <text:p text:style-name="P41">S</text:p>
          </table:table-cell>
          <table:table-cell table:style-name="Table15.B1" office:value-type="string">
            <text:p text:style-name="P56">SOGoMaximumPingInterval</text:p>
          </table:table-cell>
          <table:table-cell table:style-name="Table15.C1" office:value-type="string">
            <text:p text:style-name="P55">Parameter used to <text:span text:style-name="T38">set the maximum amount of time, in seconds, SOGo will wait before replying to a Ping command. If not set, it defaults to 5 seconds.</text:span></text:p>
          </table:table-cell>
        </table:table-row>
        <table:table-row>
          <table:table-cell table:style-name="Table15.A2" office:value-type="string">
            <text:p text:style-name="P41">S</text:p>
          </table:table-cell>
          <table:table-cell table:style-name="Table15.B2" office:value-type="string">
            <text:p text:style-name="P56">SOGoMaximumSyncInterval</text:p>
          </table:table-cell>
          <table:table-cell table:style-name="Table15.C2" office:value-type="string">
            <text:p text:style-name="P56">Parameter used to set the maximum amount of time, in seconds, SOGo will wait before replying to a Sync command. If not set, it defaults to 30 seconds.</text:p>
          </table:table-cell>
        </table:table-row>
        <table:table-row>
          <table:table-cell table:style-name="Table15.A3" office:value-type="string">
            <text:p text:style-name="P41">S</text:p>
          </table:table-cell>
          <table:table-cell table:style-name="Table15.B3" office:value-type="string">
            <text:p text:style-name="P56">SOGoInternalSyncInterval</text:p>
          </table:table-cell>
          <table:table-cell table:style-name="Table15.C3" office:value-type="string">
            <text:p text:style-name="P56">Parameter used to set the maximum amount of time, in seconds, SOGo will wait before doing an internal check for data changes (add, delete, <text:span text:style-name="T39">and </text:span>update). This parameter must be lower than <text:span text:style-name="Code_20__28_inline_29_">SOGoMaximumSyncInterval</text:span>. If not set, it defaults to 10 seconds.</text:p>
          </table:table-cell>
        </table:table-row>
      </table:table>
      <text:p text:style-name="P20"/>
      <text:p text:style-name="P19"/>
      <text:p text:style-name="P19"/>
      <text:p text:style-name="P19"/>
      <text:p text:style-name="P19"><text:soft-page-break/>Please be aware of the following limitations:</text:p>
      <text:p text:style-name="P73">❏<text:tab/><text:span text:style-name="T32">Currently, only the personal calendar and address book are synchronized. Adding support for all folders is planed.</text:span></text:p>
      <text:p text:style-name="P73"><text:span text:style-name="T32">❏<text:tab/>When creating an Outlook 2013 profile, you must actually kill Outlook before the end of the creation process. See </text:span><text:a xlink:type="simple" xlink:href="http://www.vionblog.com/connect-zimbra-community-with-outlook-2013"><text:span text:style-name="T32">http://www.vionblog.com/connect-zimbra-community-with-outlook-2013</text:span></text:a><text:span text:style-name="T32"> for a procedure example.</text:span></text:p>
      <text:p text:style-name="P74">❏<text:tab/>Outlook 2013 does not search the GAL. One possible alternative solution is to configure Outlook to use a LDAP server (over SSL) with authentication. Alternatively, when supporting more than just the personal address book, we'll also be able to expose the LDAP/SQL based address books in SOGo over ActiveSync. </text:p>
      <text:p text:style-name="P74">❏<text:tab/>Make sure you do not use a self-signed certificate. While this will work, Outlook will work intermittently as it will raise popups for certificate validation, sometimes in background, preventing the user to see the warning and thus, preventing any synchronization to happen.</text:p>
      <text:p text:style-name="P74">❏<text:tab/>Outlook 2013 creates duplicates when you move m<text:span text:style-name="T39">essages</text:span> from one folder to the other one. The target folder will show two instances of <text:span text:style-name="T39">each</text:span> mail, while on the IMAP server you will only see one.</text:p>
      <text:p text:style-name="P74">❏<text:tab/>ActiveSync clients keep connections open for a while. Each connection will grab a hold on a sogod process so you will need a lot of processes to handle many clients. This limitation will eventually be overcome in SOGo.</text:p>
      <text:p text:style-name="P74">❏<text:tab/>Repetitive events with occurrences exceptions are currently not supported.</text:p>
      <text:p text:style-name="P74">❏<text:tab/>Outlook 2013 Autodiscovery is currently not supported.</text:p>
      <text:p text:style-name="P75">❏<text:tab/>Outlook 2013 freebusy lookups are <text:span text:style-name="T36">support using the Internet Free/Busy feature of Outlook 2013. Please see </text:span><text:a xlink:type="simple" xlink:href="http://support.microsoft.com/kb/291621"><text:span text:style-name="T36">http://support.microsoft.com/kb/291621</text:span></text:a><text:span text:style-name="T36"> for configuration instructions. On the SOGo side, </text:span><text:span text:style-name="T10">SOGoEnablePublicAccess</text:span><text:span text:style-name="T36"> must be set to YES and the URL to use must be of the following format: </text:span><text:span text:style-name="T10">http://</text:span><text:span text:style-name="T12">&lt;hostname&gt;</text:span><text:span text:style-name="T10">/SOGo/dav/public/%NAME%/freebusy.if</text:span><text:span text:style-name="T11">b</text:span><text:span text:style-name="T37"> </text:span></text:p>
      <text:p text:style-name="P74"/>
      <text:p text:style-name="P21">In order to use the SOGo ActiveSync support code in production environments, you need to get a proper usage license from Microsoft. Please contact them directly to negotiate the fees associated to your user base.</text:p>
      <text:p text:style-name="P21">To contact Microsoft, please visit:</text:p>
      <text:p text:style-name="P18"><text:a xlink:type="simple" xlink:href="http://www.microsoft.com/en-us/legal/intellectualproperty/IPLicensing/Programs/exchangeactivesyncprotocol.aspx"><text:span text:style-name="T34">http://www.microsoft.com/en-us/legal/intellectualproperty/IPLicensing/Programs/exchangeactivesyncprotocol.aspx</text:span></text:a><text:span text:style-name="T34"> </text:span></text:p>
      <text:p text:style-name="P18"><text:span text:style-name="T34">and send an email to </text:span><text:a xlink:type="simple" xlink:href="mailto:iplicreq@microsoft.com"><text:span text:style-name="T34">iplicreq@microsoft.com</text:span></text:a></text:p>
      <text:p text:style-name="P21">Inverse inc. provides this software for free, but is not responsible for anything related to its usage.</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6">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6">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p text:style-name="Standard"/>
      <text:h text:style-name="P108" text:outline-level="2"><text:bookmark-start text:name="__RefHeading__19254_1508206336"/><text:span text:style-name="T32">Microsoft ActiveSync</text:span> / Mobile Devices<text:bookmark-end text:name="__RefHeading__19254_1508206336"/></text:h>
      <text:p text:style-name="Standard">You can synchronize contacts, <text:span text:style-name="T32">emails, </text:span>events and tasks from SOGo with any mobile devices that support <text:span text:style-name="T32">Microsoft ActiveSync</text:span>. <text:span text:style-name="T32">Microsoft Outlook 2013 is also supported.</text:span></text:p>
      <text:p text:style-name="P17"><text:span text:style-name="T32">The Microsoft ActiveSync server URL is generally something like: </text:span><text:a xlink:type="simple" xlink:href="http://localhost/Microsoft-Active-Sync"><text:span text:style-name="T32">http://&lt;hostname&gt;/Microsoft-Active-Sync</text:span></text:a><text:span text:style-name="T32"> .</text:span></text:p>
      <text:h text:style-name="P106"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60">The configuration is now stored in /etc/sogo/sogo.conf. Perform the following commands as root to migrate your previous user defaults:</text:p>
            <text:p text:style-name="P59"/>
            <text:p text:style-name="P59"><text:span text:style-name="Code_20__28_inline_29_">install -d -m 750 -o sogo -g sogo /etc/sogo</text:span></text:p>
            <text:p text:style-name="P59"><text:span text:style-name="Code_20__28_inline_29_">sudo -u sogo sogo-tool dump-defaults &gt; /etc/sogo/sogo.conf</text:span></text:p>
            <text:p text:style-name="P59"><text:span text:style-name="Code_20__28_inline_29_">chown root:sogo /etc/sogo/sogo.conf</text:span></text:p>
            <text:p text:style-name="P59"><text:span text:style-name="Code_20__28_inline_29_">chmod 640 /etc/sogo/sogo.conf</text:span></text:p>
            <text:p text:style-name="P59"><text:span text:style-name="Code_20__28_inline_29_">sudo -u sogo mv ~/GNUstep/Defaults/.GNUstepDefaults \<text:line-break/> <text:s text:c="3"/>~/GNUstep/Defaults/GNUstepDefaults.old</text:span></text:p>
            <text:p text:style-name="P59"><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3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37"/>
            <text:p text:style-name="P3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39">Run the shell script <text:span text:style-name="Code_20__28_inline_29_">sql-update-1.3.16_to_1.3.17.sh</text:span> or <text:span text:style-name="Code_20__28_inline_29_">sql-update-1.3.16_to_1.3.17-mysql.sh</text:span> (if you use MySQL).</text:p>
            <text:p text:style-name="P37"/>
            <text:p text:style-name="P3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52">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112" text:outline-level="1"/>
      <text:h text:style-name="P106"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lists.inverse.ca/sogo">https://</text:a><text:a xlink:type="simple" xlink:href="https://lists.inverse.ca/sogo"><text:span text:style-name="T35">lists.</text:span></text:a><text:a xlink:type="simple" xlink:href="https://lists.inverse.ca/sogo">inverse.ca/sogo</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210a8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text:span text:style-name="MT1">4</text:span> Inverse inc.<text:tab/><text:chapter text:display="name" text:outline-level="1">Commercial Support and Contact Information</text:chapter><text:tab/><text:page-number text:select-page="current">5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MacOSX_x86 LibreOffice_project/0eaa50a932c8f2199a615e1eb30f7ac74279539</meta:generator>
    <meta:creation-date>2008-10-24T09:42:32</meta:creation-date>
    <meta:editing-cycles>523</meta:editing-cycles>
    <meta:editing-duration>P11DT21H19M15S</meta:editing-duration>
    <dc:date>2014-03-20T09:55:23</dc:date>
    <meta:document-statistic meta:table-count="15" meta:image-count="4" meta:object-count="0" meta:page-count="58" meta:paragraph-count="1305" meta:word-count="11773" meta:character-count="79132" meta:non-whitespace-character-count="66974"/>
    <meta:user-defined meta:name="Info 1"/>
    <meta:user-defined meta:name="Info 2"/>
    <meta:user-defined meta:name="Info 3"/>
    <meta:user-defined meta:name="Info 4"/>
  </office:meta>
</office:document-meta>
</file>